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0.9319in"/>
    </style:style>
    <style:style style:name="co4" style:family="table-column">
      <style:table-column-properties fo:break-before="auto" style:column-width="2.698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6193in"/>
    </style:style>
    <style:style style:name="co10" style:family="table-column">
      <style:table-column-properties fo:break-before="auto" style:column-width="5.1453in"/>
    </style:style>
    <style:style style:name="co11" style:family="table-column">
      <style:table-column-properties fo:break-before="auto" style:column-width="1.5091in"/>
    </style:style>
    <style:style style:name="co12" style:family="table-column">
      <style:table-column-properties fo:break-before="auto" style:column-width="1.4382in"/>
    </style:style>
    <style:style style:name="co13" style:family="table-column">
      <style:table-column-properties fo:break-before="auto" style:column-width="1.6425in"/>
    </style:style>
    <style:style style:name="co14" style:family="table-column">
      <style:table-column-properties fo:break-before="auto" style:column-width="1.8571in"/>
    </style:style>
    <style:style style:name="co15" style:family="table-column">
      <style:table-column-properties fo:break-before="auto" style:column-width="1.8783in"/>
    </style:style>
    <style:style style:name="co16" style:family="table-column">
      <style:table-column-properties fo:break-before="auto" style:column-width="1.922in"/>
    </style:style>
    <style:style style:name="co17" style:family="table-column">
      <style:table-column-properties fo:break-before="auto" style:column-width="2.1736in"/>
    </style:style>
    <style:style style:name="co18" style:family="table-column">
      <style:table-column-properties fo:break-before="auto" style:column-width="1.0047in"/>
    </style:style>
    <style:style style:name="co19" style:family="table-column">
      <style:table-column-properties fo:break-before="auto" style:column-width="1.0264in"/>
    </style:style>
    <style:style style:name="co20" style:family="table-column">
      <style:table-column-properties fo:break-before="auto" style:column-width="1.9028in"/>
    </style:style>
    <style:style style:name="co21" style:family="table-column">
      <style:table-column-properties fo:break-before="auto" style:column-width="2.4575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302in" fo:break-before="auto" style:use-optimal-row-height="false"/>
    </style:style>
    <style:style style:name="ro5" style:family="table-row">
      <style:table-row-properties style:row-height="0.3728in" fo:break-before="auto" style:use-optimal-row-height="false"/>
    </style:style>
    <style:style style:name="ro6" style:family="table-row">
      <style:table-row-properties style:row-height="0.4146in" fo:break-before="auto" style:use-optimal-row-height="true"/>
    </style:style>
    <style:style style:name="ro7" style:family="table-row">
      <style:table-row-properties style:row-height="0.211in" fo:break-before="auto" style:use-optimal-row-height="true"/>
    </style:style>
    <style:style style:name="ro8" style:family="table-row">
      <style:table-row-properties style:row-height="0.1854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3626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3" style:family="table-row">
      <style:table-row-properties style:row-height="0.2071in" fo:break-before="auto" style:use-optimal-row-height="true"/>
    </style:style>
    <style:style style:name="ro14" style:family="table-row">
      <style:table-row-properties style:row-height="0.2618in" fo:break-before="auto" style:use-optimal-row-height="false"/>
    </style:style>
    <style:style style:name="ro15" style:family="table-row">
      <style:table-row-properties style:row-height="0.2083in" fo:break-before="auto" style:use-optimal-row-height="false"/>
    </style:style>
    <style:style style:name="ro16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1.0728in" fo:break-before="auto" style:use-optimal-row-height="false"/>
    </style:style>
    <style:style style:name="ro19" style:family="table-row">
      <style:table-row-properties style:row-height="1.4193in" fo:break-before="auto" style:use-optimal-row-height="true"/>
    </style:style>
    <style:style style:name="ro20" style:family="table-row">
      <style:table-row-properties style:row-height="1.5272in" fo:break-before="auto" style:use-optimal-row-height="false"/>
    </style:style>
    <style:style style:name="ro21" style:family="table-row">
      <style:table-row-properties style:row-height="0.7417in" fo:break-before="auto" style:use-optimal-row-height="false"/>
    </style:style>
    <style:style style:name="ro22" style:family="table-row">
      <style:table-row-properties style:row-height="1.0909in" fo:break-before="auto" style:use-optimal-row-height="false"/>
    </style:style>
    <style:style style:name="ro23" style:family="table-row">
      <style:table-row-properties style:row-height="0.6764in" fo:break-before="auto" style:use-optimal-row-height="false"/>
    </style:style>
    <style:style style:name="ro24" style:family="table-row">
      <style:table-row-properties style:row-height="1.1563in" fo:break-before="auto" style:use-optimal-row-height="false"/>
    </style:style>
    <style:style style:name="ro25" style:family="table-row">
      <style:table-row-properties style:row-height="0.9925in" fo:break-before="auto" style:use-optimal-row-height="false"/>
    </style:style>
    <style:style style:name="ro26" style:family="table-row">
      <style:table-row-properties style:row-height="1.0472in" fo:break-before="auto" style:use-optimal-row-height="false"/>
    </style:style>
    <style:style style:name="ro27" style:family="table-row">
      <style:table-row-properties style:row-height="1.8764in" fo:break-before="auto" style:use-optimal-row-height="false"/>
    </style:style>
    <style:style style:name="ro28" style:family="table-row">
      <style:table-row-properties style:row-height="1.778in" fo:break-before="auto" style:use-optimal-row-height="false"/>
    </style:style>
    <style:style style:name="ro29" style:family="table-row">
      <style:table-row-properties style:row-height="1.4398in" fo:break-before="auto" style:use-optimal-row-height="false"/>
    </style:style>
    <style:style style:name="ro30" style:family="table-row">
      <style:table-row-properties style:row-height="2.9673in" fo:break-before="auto" style:use-optimal-row-height="false"/>
    </style:style>
    <style:style style:name="ro31" style:family="table-row">
      <style:table-row-properties style:row-height="2.1925in" fo:break-before="auto" style:use-optimal-row-height="false"/>
    </style:style>
    <style:style style:name="ro32" style:family="table-row">
      <style:table-row-properties style:row-height="1.4071in" fo:break-before="auto" style:use-optimal-row-height="false"/>
    </style:style>
    <style:style style:name="ro33" style:family="table-row">
      <style:table-row-properties style:row-height="1.3201in" fo:break-before="auto" style:use-optimal-row-height="false"/>
    </style:style>
    <style:style style:name="ro34" style:family="table-row">
      <style:table-row-properties style:row-height="1.3744in" fo:break-before="auto" style:use-optimal-row-height="false"/>
    </style:style>
    <style:style style:name="ro35" style:family="table-row">
      <style:table-row-properties style:row-height="1.4618in" fo:break-before="auto" style:use-optimal-row-height="false"/>
    </style:style>
    <style:style style:name="ro36" style:family="table-row">
      <style:table-row-properties style:row-height="1.8in" fo:break-before="auto" style:use-optimal-row-height="false"/>
    </style:style>
    <style:style style:name="ro37" style:family="table-row">
      <style:table-row-properties style:row-height="1.7016in" fo:break-before="auto" style:use-optimal-row-height="false"/>
    </style:style>
    <style:style style:name="ro38" style:family="table-row">
      <style:table-row-properties style:row-height="2.0945in" fo:break-before="auto" style:use-optimal-row-height="false"/>
    </style:style>
    <style:style style:name="ro39" style:family="table-row">
      <style:table-row-properties style:row-height="2.378in" fo:break-before="auto" style:use-optimal-row-height="fals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1.3634in" fo:break-before="auto" style:use-optimal-row-height="false"/>
    </style:style>
    <style:style style:name="ro42" style:family="table-row">
      <style:table-row-properties style:row-height="1.6362in" fo:break-before="auto" style:use-optimal-row-height="false"/>
    </style:style>
    <style:style style:name="ro43" style:family="table-row">
      <style:table-row-properties style:row-height="1.5752in" fo:break-before="auto" style:use-optimal-row-height="true"/>
    </style:style>
    <style:style style:name="ro44" style:family="table-row">
      <style:table-row-properties style:row-height="1.8866in" fo:break-before="auto" style:use-optimal-row-height="false"/>
    </style:style>
    <style:style style:name="ro45" style:family="table-row">
      <style:table-row-properties style:row-height="2.1598in" fo:break-before="auto" style:use-optimal-row-height="false"/>
    </style:style>
    <style:style style:name="ro46" style:family="table-row">
      <style:table-row-properties style:row-height="2.8189in" fo:break-before="auto" style:use-optimal-row-height="true"/>
    </style:style>
    <style:style style:name="ro47" style:family="table-row">
      <style:table-row-properties style:row-height="1.9528in" fo:break-before="auto" style:use-optimal-row-height="false"/>
    </style:style>
    <style:style style:name="ro48" style:family="table-row">
      <style:table-row-properties style:row-height="1.8862in" fo:break-before="auto" style:use-optimal-row-height="true"/>
    </style:style>
    <style:style style:name="ro49" style:family="table-row">
      <style:table-row-properties style:row-height="1.7307in" fo:break-before="auto" style:use-optimal-row-height="true"/>
    </style:style>
    <style:style style:name="ro50" style:family="table-row">
      <style:table-row-properties style:row-height="1.5819in" fo:break-before="auto" style:use-optimal-row-height="false"/>
    </style:style>
    <style:style style:name="ro51" style:family="table-row">
      <style:table-row-properties style:row-height="1.811in" fo:break-before="auto" style:use-optimal-row-height="false"/>
    </style:style>
    <style:style style:name="ro52" style:family="table-row">
      <style:table-row-properties style:row-height="1.5709in" fo:break-before="auto" style:use-optimal-row-height="false"/>
    </style:style>
    <style:style style:name="ro53" style:family="table-row">
      <style:table-row-properties style:row-height="2.1972in" fo:break-before="auto" style:use-optimal-row-height="true"/>
    </style:style>
    <style:style style:name="ro54" style:family="table-row">
      <style:table-row-properties style:row-height="0.9118in" fo:break-before="auto" style:use-optimal-row-height="false"/>
    </style:style>
    <style:style style:name="ro55" style:family="table-row">
      <style:table-row-properties style:row-height="0.2484in" fo:break-before="auto" style:use-optimal-row-height="false"/>
    </style:style>
    <style:style style:name="ro56" style:family="table-row">
      <style:table-row-properties style:row-height="0.4972in" fo:break-before="auto" style:use-optimal-row-height="false"/>
    </style:style>
    <style:style style:name="ro57" style:family="table-row">
      <style:table-row-properties style:row-height="0.3382in" fo:break-before="auto" style:use-optimal-row-height="true"/>
    </style:style>
    <style:style style:name="ro58" style:family="table-row">
      <style:table-row-properties style:row-height="0.490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1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225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2" style:family="table-cell" style:parent-style-name="Default" style:data-style-name="N169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166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" style:family="table-cell" style:parent-style-name="Default" style:data-style-name="N166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 style:data-style-name="N168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 style:data-style-name="N167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7" style:family="table-cell" style:parent-style-name="Default" style:data-style-name="N225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8" style:family="table-cell" style:parent-style-name="Default">
      <style:text-properties style:font-name="Arial" fo:font-size="10pt" fo:font-weight="normal"/>
    </style:style>
    <style:style style:name="ce19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" style:font-size-asian="4.69999980926514pt" style:language-asian="en" style:country-asian="US" style:font-style-asian="normal" style:font-weight-asian="normal" style:font-name-complex="Tahoma" style:font-size-complex="4.69999980926514pt" style:language-complex="en" style:country-complex="US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 style:data-style-name="N167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8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6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4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" style:font-size-asian="10pt"/>
    </style:style>
    <style:style style:name="ce4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weight="bold"/>
    </style:style>
    <style:style style:name="ce52" style:family="table-cell" style:parent-style-name="Default">
      <style:text-properties style:font-name="Arial" fo:font-weight="bold"/>
    </style:style>
    <style:style style:name="ce53" style:family="table-cell" style:parent-style-name="Default">
      <style:text-properties fo:font-weight="bold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normal" style:font-name-complex="Tahoma2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1" style:font-size-complex="9pt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1" style:font-size-complex="9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1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62" style:family="table-cell" style:parent-style-name="Default">
      <style:table-cell-properties style:text-align-source="fix" style:repeat-content="false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/>
    </style:style>
    <style:style style:name="ce63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/>
    </style:style>
    <style:style style:name="ce6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" style:font-size-asian="10pt"/>
    </style:style>
    <style:style style:name="ce6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6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7" style:family="table-cell" style:parent-style-name="Default">
      <style:table-cell-properties fo:background-color="transparent"/>
      <style:text-properties style:font-name="Arial"/>
    </style:style>
    <style:style style:name="ce6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69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/>
    </style:style>
    <style:style style:name="ce70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weight="bold"/>
    </style:style>
    <style:style style:name="ce7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" style:font-size-asian="10pt" style:font-weight-asian="bold" style:font-weight-complex="bold"/>
    </style:style>
    <style:style style:name="ce73" style:family="table-cell" style:parent-style-name="Default">
      <style:text-properties fo:font-weight="bold" style:font-name-asian="Tahoma" style:font-weight-asian="bold" style:font-weight-complex="bold"/>
    </style:style>
    <style:style style:name="ce74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 style:font-weight-asian="normal" style:font-weight-complex="normal"/>
    </style:style>
    <style:style style:name="ce7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bold" style:font-name-asian="Tahoma" style:font-size-asian="10pt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" style:font-size-asian="10pt" style:font-weight-asian="normal" style:font-weight-complex="normal"/>
    </style:style>
    <style:style style:name="ce77" style:family="table-cell" style:parent-style-name="Default">
      <style:table-cell-properties fo:background-color="transparent" fo:wrap-option="wrap" fo:border="0.0008in solid #000000" style:vertical-align="top"/>
      <style:text-properties style:font-name="Arial" fo:font-weight="bold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/>
    </style:style>
    <style:style style:name="ce79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font-weight="bold" style:font-name-asian="Tahoma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81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/>
    </style:style>
    <style:style style:name="ce82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Tahoma"/>
    </style:style>
    <style:style style:name="ce84" style:family="table-cell" style:parent-style-name="Default">
      <style:table-cell-properties fo:background-color="transparent" fo:wrap-option="wrap" fo:border="0.0008in solid #000000"/>
      <style:text-properties style:use-window-font-color="true" style:font-name="Arial" fo:font-weight="bold" style:font-name-asian="Tahoma" style:font-weight-asian="bold" style:font-weight-complex="bold"/>
    </style:style>
    <style:style style:name="ce85" style:family="table-cell" style:parent-style-name="Default">
      <style:table-cell-properties fo:background-color="transparent"/>
      <style:text-properties style:font-name="Arial" fo:font-weight="bold" style:font-name-asian="Tahoma"/>
    </style:style>
    <style:style style:name="ce86" style:family="table-cell" style:parent-style-name="Default">
      <style:table-cell-properties fo:background-color="transparent"/>
      <style:text-properties style:font-name="Arial" fo:font-weight="bold" style:font-name-asian="Tahoma" style:font-weight-asian="bold" style:font-weight-complex="bold"/>
    </style:style>
    <style:style style:name="ce8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" style:font-weight-asian="bold" style:font-weight-complex="bold"/>
    </style:style>
    <style:style style:name="ce8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" style:font-weight-asian="bold" style:font-weight-complex="bold"/>
    </style:style>
    <style:style style:name="ce8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90" style:family="table-cell" style:parent-style-name="Default">
      <style:text-properties style:font-name="Arial" fo:font-weight="bold" style:font-name-asian="Tahoma"/>
    </style:style>
    <style:style style:name="ce91" style:family="table-cell" style:parent-style-name="Default">
      <style:text-properties style:font-name="Arial" fo:font-weight="bold" style:font-weight-asian="bold" style:font-weight-complex="bold"/>
    </style:style>
    <style:style style:name="ce92" style:family="table-cell" style:parent-style-name="Default">
      <style:text-properties style:font-name="Arial"/>
    </style:style>
    <style:style style:name="ce93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6" style:family="table-cell" style:parent-style-name="Default">
      <style:table-cell-properties fo:border="0.0008in solid #000000"/>
      <style:text-properties style:font-name="Arial" fo:font-weight="bold"/>
    </style:style>
    <style:style style:name="ce97" style:family="table-cell" style:parent-style-name="Default">
      <style:table-cell-properties fo:border="0.0008in solid #000000"/>
      <style:text-properties style:font-name="Arial"/>
    </style:style>
    <style:style style:name="ce98" style:family="table-cell" style:parent-style-name="Default">
      <style:table-cell-properties fo:border="0.0008in solid #000000"/>
      <style:text-properties style:font-name="Arial" fo:font-weight="normal"/>
    </style:style>
    <style:style style:name="ce99" style:family="table-cell" style:parent-style-name="Default">
      <style:table-cell-properties fo:border="0.0008in solid #000000"/>
      <style:text-properties style:font-name="Arial" fo:font-weight="bold" style:font-weight-asian="bold" style:font-weight-complex="bold"/>
    </style:style>
    <style:style style:name="ce100" style:family="table-cell" style:parent-style-name="Default">
      <style:table-cell-properties fo:border="0.0008in solid #000000"/>
      <style:text-properties style:font-name="Arial" fo:font-weight="normal" style:font-weight-asian="normal" style:font-weight-complex="normal"/>
    </style:style>
    <style:style style:name="ce101" style:family="table-cell" style:parent-style-name="Default">
      <style:table-cell-properties fo:background-color="transparent" fo:border="0.0008in solid #000000"/>
      <style:text-properties fo:color="#000000" style:font-name="Times New Roman"/>
    </style:style>
    <style:style style:name="ce102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 style:font-name="Arial" fo:font-size="10pt"/>
    </style:style>
    <style:style style:name="ce10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4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05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2" style:font-size-complex="9pt" style:language-complex="en" style:country-complex="US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  <style:text-properties fo:color="#000000"/>
    </style:style>
    <style:style style:name="ce107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9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padding-bottom="0.0193in" fo:padding-left="0.0138in" fo:padding-right="0.0138in" fo:padding-top="0.0193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1" style:family="table-cell" style:parent-style-name="Normal_5f_Sheet1">
      <style:table-cell-properties style:glyph-orientation-vertical="0" fo:background-color="#ffffff" style:text-align-source="fix" style:repeat-content="false" fo:wrap-option="wrap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padding-bottom="0.0193in" fo:padding-left="0.0138in" fo:padding-right="0.0138in" fo:padding-top="0.0193in" fo:border-right="0.0346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3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4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2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1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17" style:family="table-cell" style:parent-style-name="Default">
      <style:table-cell-properties fo:wrap-option="wrap"/>
      <style:text-properties fo:color="#000000" style:font-name="Arial" fo:font-size="10pt" fo:font-weight="normal" style:font-weight-asian="normal" style:font-weight-complex="normal"/>
    </style:style>
    <style:style style:name="ce118" style:family="table-cell" style:parent-style-name="Default">
      <style:text-properties fo:color="#000000" style:font-name="Arial" fo:font-size="10pt" fo:font-weight="normal" style:font-weight-asian="normal" style:font-weight-complex="normal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0" style:family="table-cell" style:parent-style-name="Default">
      <style:table-cell-properties style:text-align-source="fix" style:repeat-content="false" fo:background-color="transparent" fo:wrap-option="wrap" fo:border="0.0008in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weight-complex="normal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 style:font-weight-asian="normal" style:font-name-complex="Tahoma2" style:font-weight-complex="normal"/>
    </style:style>
    <style:style style:name="ce123" style:family="table-cell" style:parent-style-name="Default">
      <style:text-properties fo:color="#000000"/>
    </style:style>
    <style:style style:name="ce124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8pt" style:font-style-complex="normal" style:font-weight-complex="bold"/>
    </style:style>
    <style:style style:name="ce12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6" style:family="table-cell" style:parent-style-name="Default">
      <style:table-cell-properties fo:wrap-option="wrap"/>
      <style:text-properties fo:color="#000000" style:font-name="Arial" fo:font-size="10pt" fo:font-weight="bold" style:font-weight-asian="bold" style:font-weight-complex="bold"/>
    </style:style>
    <style:style style:name="ce127" style:family="table-cell" style:parent-style-name="Default">
      <style:text-properties fo:color="#000000" style:font-name="Arial" fo:font-size="10pt" fo:font-weight="bold" style:font-weight-asian="bold" style:font-weight-complex="bold"/>
    </style:style>
    <style:style style:name="ce128" style:family="table-cell" style:parent-style-name="Default">
      <style:text-properties fo:color="#000000" fo:font-weight="bold" style:font-weight-asian="bold" style:font-weight-complex="bold"/>
    </style:style>
    <style:style style:name="ce129" style:family="table-cell" style:parent-style-name="Default">
      <style:text-properties fo:color="#000000" style:font-name="Arial" fo:font-size="10pt"/>
    </style:style>
    <style:style style:name="ce13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normal"/>
    </style:style>
    <style:style style:name="ce13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Tahoma" style:font-name-complex="Tahoma2"/>
    </style:style>
    <style:style style:name="ce13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13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3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135" style:family="table-cell" style:parent-style-name="Default">
      <style:table-cell-properties fo:wrap-option="wrap" style:vertical-align="top"/>
      <style:text-properties fo:color="#000000" style:font-name="Arial" fo:font-size="10pt"/>
    </style:style>
    <style:style style:name="ce136" style:family="table-cell" style:parent-style-name="Default">
      <style:table-cell-properties fo:wrap-option="wrap"/>
      <style:text-properties fo:color="#000000" style:font-name="Arial" fo:font-size="10pt"/>
    </style:style>
    <style:style style:name="ce1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3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1"/>
    </style:style>
    <style:style style:name="ce14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normal"/>
    </style:style>
    <style:style style:name="ce144" style:family="table-cell" style:parent-style-name="Default">
      <style:table-cell-properties fo:background-color="transparent" fo:wrap-option="wrap" fo:border="0.0008in solid #000000"/>
      <style:text-properties fo:color="#000000" style:font-name="Arial" fo:font-size="10pt" style:font-name-asian="Tahoma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" style:font-size-asian="10pt"/>
    </style:style>
    <style:style style:name="ce14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1pt" fo:font-style="normal" fo:text-shadow="none" style:text-underline-style="none" fo:font-weight="normal" style:font-size-asian="11pt" style:font-style-asian="normal" style:font-weight-asian="normal" style:font-name-complex="Arial2" style:font-size-complex="11pt" style:font-style-complex="normal" style:font-weight-complex="normal"/>
    </style:style>
    <style:style style:name="ce148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" style:font-size-asian="10pt"/>
    </style:style>
    <style:style style:name="ce149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151" style:family="table-cell" style:parent-style-name="Default">
      <style:text-properties fo:color="#ffffff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6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4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6" style:family="table-cell" style:parent-style-name="Default">
      <style:table-cell-properties fo:wrap-option="wrap" fo:border="0.0008in solid #000000" style:vertical-align="top"/>
    </style:style>
    <style:style style:name="ce1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fo:font-weight="normal"/>
    </style:style>
    <style:style style:name="ce15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10pt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2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font-name="Arial" fo:language="en" fo:country="GB" style:font-name-asian="Tahoma" style:font-name-complex="Tahoma2"/>
    </style:style>
    <style:style style:name="T3" style:family="text">
      <style:text-properties style:font-name="Arial" style:font-name-asian="Lucida Sans Unicode" style:font-name-complex="Tahoma2"/>
    </style:style>
    <style:style style:name="T4" style:family="text">
      <style:text-properties fo:language="en" fo:country="GB" style:font-name-asian="Tahoma" style:font-name-complex="Tahoma2"/>
    </style:style>
    <style:style style:name="T5" style:family="text">
      <style:text-properties style:font-name="Arial" fo:language="en" fo:country="GB" style:font-name-asian="Tahoma" style:font-name-complex="Tahoma2"/>
    </style:style>
    <style:style style:name="T6" style:family="text">
      <style:text-properties fo:language="en" fo:country="GB" style:font-name-asian="Tahoma"/>
    </style:style>
    <style:style style:name="T7" style:family="text">
      <style:text-properties style:font-name="Arial" style:font-name-asian="Tahoma" style:font-name-complex="Tahoma2"/>
    </style:style>
    <style:style style:name="T8" style:family="text">
      <style:text-properties style:font-name-asian="Tahoma" style:font-name-complex="Tahoma2"/>
    </style:style>
    <style:style style:name="T9" style:family="text">
      <style:text-properties style:font-name="Arial" fo:language="en" fo:country="US" style:font-name-asian="Lucida Sans Unicode" style:font-name-complex="Tahoma2"/>
    </style:style>
    <style:style style:name="T10" style:family="text">
      <style:text-properties fo:language="en" fo:country="US" style:font-name-asian="Lucida Sans Unicode"/>
    </style:style>
    <style:style style:name="T11" style:family="text">
      <style:text-properties fo:color="#4c4c4c" style:font-name="Arial" fo:language="en" fo:country="GB" style:font-name-asian="Tahoma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36"/>
        <table:table-column table:style-name="co6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>
            <draw:frame table:end-cell-address="Cover.C6" table:end-x="0.0138in" table:end-y="0.1555in" draw:z-index="0" draw:name="Graphics 3" draw:style-name="gr1" draw:text-style-name="P1" svg:width="2.3114in" svg:height="1.126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/>
          <table:table-cell table:style-name="ce1" table:number-columns-spanned="3" table:number-rows-spanned="1"/>
          <table:covered-table-cell table:number-columns-repeated="2"/>
          <table:table-cell table:number-columns-repeated="249"/>
        </table:table-row>
        <table:table-row table:style-name="ro1" table:number-rows-repeated="3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number-columns-repeated="250"/>
        </table:table-row>
        <table:table-row table:style-name="ro3">
          <table:table-cell table:style-name="ce2"/>
          <table:table-cell table:style-name="ce6" office:value-type="string">
            <text:p>IPAD SNIFF TEST </text:p>
          </table:table-cell>
          <table:table-cell table:style-name="ce2" table:number-columns-repeated="4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6" office:value-type="float" office:value="2">
            <text:p>2.0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7"/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Suite:</text:p>
          </table:table-cell>
          <table:table-cell table:style-name="ce18" office:value-type="string">
            <text:p>Mobile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9" office:value-type="string">
            <text:p>Mobile Application</text:p>
          </table:table-cell>
          <table:table-cell table:style-name="ce28"/>
          <table:table-cell table:style-name="ce2" table:number-columns-repeated="2"/>
          <table:table-cell table:number-columns-repeated="250"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20" table:formula="of:=SUM([SniffTest.C4:SniffTest.C4])" office:value-type="float" office:value="51">
            <text:p>51</text:p>
          </table:table-cell>
          <table:table-cell table:style-name="ce29"/>
          <table:table-cell table:style-name="ce2" table:number-columns-repeated="2"/>
          <table:table-cell table:number-columns-repeated="250"/>
        </table:table-row>
        <table:table-row table:style-name="ro1" table:number-rows-repeated="3">
          <table:table-cell table:style-name="ce2"/>
          <table:table-cell table:style-name="ce8"/>
          <table:table-cell table:style-name="ce21"/>
          <table:table-cell table:style-name="ce30"/>
          <table:table-cell table:style-name="ce2" table:number-columns-repeated="2"/>
          <table:table-cell table:number-columns-repeated="250"/>
        </table:table-row>
        <table:table-row table:style-name="ro1">
          <table:table-cell/>
          <table:table-cell table:style-name="ce8"/>
          <table:table-cell table:style-name="ce21"/>
          <table:table-cell table:style-name="Default" table:number-columns-repeated="4"/>
          <table:table-cell table:number-columns-repeated="249"/>
        </table:table-row>
        <table:table-row table:style-name="ro1" table:number-rows-repeated="3">
          <table:table-cell table:style-name="ce3"/>
          <table:table-cell table:number-columns-repeated="2"/>
          <table:table-cell table:style-name="Default" table:number-columns-repeated="4"/>
          <table:table-cell table:style-name="ce3" table:number-columns-repeated="248"/>
          <table:table-cell/>
        </table:table-row>
        <table:table-row table:style-name="ro4">
          <table:table-cell table:style-name="ce4"/>
          <table:table-cell table:style-name="ce9" office:value-type="string">
            <text:p>Record of change: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4" table:number-columns-repeated="248"/>
          <table:table-cell/>
        </table:table-row>
        <table:table-row table:style-name="ro5">
          <table:table-cell table:style-name="ce4"/>
          <table:table-cell table:style-name="ce10" office:value-type="string">
            <text:p>Effective Date</text:p>
          </table:table-cell>
          <table:table-cell table:style-name="ce22" office:value-type="string">
            <text:p>Version</text:p>
          </table:table-cell>
          <table:table-cell table:style-name="ce22" office:value-type="string">
            <text:p>Change description</text:p>
          </table:table-cell>
          <table:table-cell table:style-name="ce22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40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date" office:date-value="2011-01-03">
            <text:p>1/3/2011</text:p>
          </table:table-cell>
          <table:table-cell table:style-name="ce23" office:value-type="string">
            <text:p>1.0</text:p>
          </table:table-cell>
          <table:table-cell table:style-name="ce31" office:value-type="string">
            <text:p>update and run with TCM</text:p>
          </table:table-cell>
          <table:table-cell office:value-type="string">
            <text:p>hoa.nguyen</text:p>
          </table:table-cell>
          <table:table-cell table:style-name="ce36"/>
          <table:table-cell table:style-name="ce41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2" office:value-type="date" office:date-value="2011-04-20">
            <text:p>20-Apr-2011</text:p>
          </table:table-cell>
          <table:table-cell table:style-name="ce23" office:value-type="string">
            <text:p>2.0</text:p>
          </table:table-cell>
          <table:table-cell table:style-name="ce32" office:value-type="string">
            <text:p>Update base on changes</text:p>
          </table:table-cell>
          <table:table-cell office:value-type="string">
            <text:p>hoa.nguyen</text:p>
          </table:table-cell>
          <table:table-cell table:style-name="ce36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 office:value-type="float" office:value="40673">
            <text:p>10-May-11</text:p>
          </table:table-cell>
          <table:table-cell table:style-name="ce23" office:value-type="string">
            <text:p>2.1</text:p>
          </table:table-cell>
          <table:table-cell table:style-name="ce32" office:value-type="string">
            <text:p>Update Home Page base on spec</text:p>
          </table:table-cell>
          <table:table-cell office:value-type="string">
            <text:p>hoa.nguyen</text:p>
          </table:table-cell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3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2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3"/>
          <table:table-cell/>
          <table:table-cell table:style-name="ce36"/>
          <table:table-cell table:style-name="ce43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3"/>
          <table:table-cell table:style-name="ce33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6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3"/>
          <table:table-cell table:style-name="ce24"/>
          <table:table-cell table:style-name="ce33"/>
          <table:table-cell/>
          <table:table-cell table:style-name="ce36"/>
          <table:table-cell table:style-name="ce42"/>
          <table:table-cell/>
          <table:table-cell table:style-name="ce3" table:number-columns-repeated="247"/>
          <table:table-cell/>
        </table:table-row>
        <table:table-row table:style-name="ro1">
          <table:table-cell/>
          <table:table-cell table:style-name="ce13"/>
          <table:table-cell table:style-name="ce25"/>
          <table:table-cell table:style-name="ce34"/>
          <table:table-cell/>
          <table:table-cell table:style-name="ce36"/>
          <table:table-cell table:style-name="ce4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6"/>
          <table:table-cell table:style-name="ce23"/>
          <table:table-cell/>
          <table:table-cell table:style-name="ce37"/>
          <table:table-cell table:style-name="ce42"/>
          <table:table-cell table:number-columns-repeated="249"/>
        </table:table-row>
        <table:table-row table:style-name="ro1">
          <table:table-cell/>
          <table:table-cell table:style-name="ce13"/>
          <table:table-cell table:style-name="ce25"/>
          <table:table-cell table:style-name="ce34"/>
          <table:table-cell/>
          <table:table-cell table:style-name="ce37"/>
          <table:table-cell table:style-name="ce4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5"/>
          <table:table-cell table:style-name="ce35"/>
          <table:table-cell/>
          <table:table-cell table:style-name="ce39"/>
          <table:table-cell table:style-name="ce44"/>
          <table:table-cell table:number-columns-repeated="249"/>
        </table:table-row>
        <table:table-row table:style-name="ro1">
          <table:table-cell/>
          <table:table-cell table:style-name="ce14"/>
          <table:table-cell table:style-name="ce25"/>
          <table:table-cell table:style-name="ce36"/>
          <table:table-cell/>
          <table:table-cell table:style-name="ce36" table:number-columns-repeated="2"/>
          <table:table-cell table:number-columns-repeated="249"/>
        </table:table-row>
        <table:table-row table:style-name="ro1">
          <table:table-cell/>
          <table:table-cell table:style-name="ce14"/>
          <table:table-cell table:style-name="ce25"/>
          <table:table-cell table:style-name="ce36"/>
          <table:table-cell/>
          <table:table-cell table:style-name="ce36" table:number-columns-repeated="2"/>
          <table:table-cell table:style-name="Default"/>
          <table:table-cell table:number-columns-repeated="248"/>
        </table:table-row>
        <table:table-row table:style-name="ro1">
          <table:table-cell/>
          <table:table-cell table:style-name="ce15"/>
          <table:table-cell table:style-name="ce27"/>
          <table:table-cell table:style-name="ce37"/>
          <table:table-cell table:style-name="ce27"/>
          <table:table-cell table:style-name="ce37" table:number-columns-repeated="2"/>
          <table:table-cell table:number-columns-repeated="249"/>
        </table:table-row>
        <table:table-row table:style-name="ro1" table:number-rows-repeated="2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" table:number-rows-repeated="10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  <table:table-row table:style-name="ro1">
          <table:table-cell/>
          <table:table-cell table:style-name="ce1" table:number-columns-repeated="2"/>
          <table:table-cell/>
          <table:table-cell table:style-name="ce1"/>
          <table:table-cell table:number-columns-repeated="251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50"/>
        <table:table-column table:style-name="co10" table:default-cell-style-name="ce50"/>
        <table:table-column table:style-name="co8" table:number-columns-repeated="2" table:default-cell-style-name="ce97"/>
        <table:table-column table:style-name="co11" table:default-cell-style-name="Default"/>
        <table:table-row table:style-name="ro6">
          <table:table-cell table:style-name="ce45" office:value-type="string" table:number-columns-spanned="4" table:number-rows-spanned="1">
            <text:p>Sniff Test Check List</text:p>
            <text:p>Based on Product version: 2.0</text:p>
          </table:table-cell>
          <table:covered-table-cell table:style-name="ce54"/>
          <table:covered-table-cell table:style-name="ce93"/>
          <table:covered-table-cell table:style-name="ce93"/>
          <table:table-cell/>
        </table:table-row>
        <table:table-row table:style-name="ro7">
          <table:table-cell table:style-name="ce46" office:value-type="string">
            <text:p>Id</text:p>
          </table:table-cell>
          <table:table-cell table:style-name="ce46" office:value-type="string">
            <text:p>Main cases</text:p>
          </table:table-cell>
          <table:table-cell table:style-name="ce94" office:value-type="string">
            <text:p>Priority</text:p>
          </table:table-cell>
          <table:table-cell table:style-name="ce94" office:value-type="string">
            <text:p>Affect</text:p>
          </table:table-cell>
          <table:table-cell/>
        </table:table-row>
        <table:table-row table:style-name="ro8">
          <table:table-cell table:style-name="ce47" office:value-type="string">
            <text:p>SNF_IPA_LGN_01</text:p>
          </table:table-cell>
          <table:table-cell table:style-name="ce55" office:value-type="string">
            <text:p>Sign in an eXo server with valid user/passwo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LGN_02</text:p>
          </table:table-cell>
          <table:table-cell table:style-name="ce55" office:value-type="string">
            <text:p>Sign in an eXo server with invalid user nam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LGN_03</text:p>
          </table:table-cell>
          <table:table-cell table:style-name="ce55" office:value-type="string">
            <text:p>Sign in an eXo server with invalid passwo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LGN_04</text:p>
          </table:table-cell>
          <table:table-cell table:style-name="ce56" office:value-type="string">
            <text:p>Sign in an eXo server <text:s/>with Remember User &amp; Passwo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LGN_05</text:p>
          </table:table-cell>
          <table:table-cell table:style-name="ce57" office:value-type="string">
            <text:p>Sign in an eXo server with Auto Sign In optio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LGO_06</text:p>
          </table:table-cell>
          <table:table-cell table:style-name="ce55" office:value-type="string">
            <text:p>Logout of Home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SET_07</text:p>
          </table:table-cell>
          <table:table-cell table:style-name="ce55" office:value-type="string">
            <text:p>Display Setting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SEV_08</text:p>
          </table:table-cell>
          <table:table-cell table:style-name="ce55" office:value-type="string">
            <text:p>Change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SEV_09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SEV_10</text:p>
          </table:table-cell>
          <table:table-cell table:style-name="ce58" office:value-type="string">
            <text:p>Add a server into the list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SEV_11</text:p>
          </table:table-cell>
          <table:table-cell table:style-name="ce59" office:value-type="string">
            <text:p>Add an existing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SEV_12</text:p>
          </table:table-cell>
          <table:table-cell table:style-name="ce59" office:value-type="string">
            <text:p>Edit a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SEV_13</text:p>
          </table:table-cell>
          <table:table-cell table:style-name="ce59" office:value-type="string">
            <text:p>Delete a serv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GUI_14</text:p>
          </table:table-cell>
          <table:table-cell table:style-name="ce56" office:value-type="string">
            <text:p>View User guid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LAG_15</text:p>
          </table:table-cell>
          <table:table-cell table:style-name="ce56" office:value-type="string">
            <text:p>Setting langu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HOM_16</text:p>
          </table:table-cell>
          <table:table-cell table:style-name="ce60" office:value-type="string">
            <text:p>Check Home Screen on Horizontal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HOM_17</text:p>
          </table:table-cell>
          <table:table-cell table:style-name="ce60" office:value-type="string">
            <text:p>Check Home Screen on Vertical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APP_18</text:p>
          </table:table-cell>
          <table:table-cell table:style-name="ce56" office:value-type="string">
            <text:p>Add Application to Home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APP_19</text:p>
          </table:table-cell>
          <table:table-cell table:style-name="ce56" office:value-type="string">
            <text:p>Remove Application on Home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APP_20</text:p>
          </table:table-cell>
          <table:table-cell table:style-name="ce56" office:value-type="string">
            <text:p>Move Application on Home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APP_21</text:p>
          </table:table-cell>
          <table:table-cell table:style-name="ce56" office:value-type="string">
            <text:p>Back application that opening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AB_22</text:p>
          </table:table-cell>
          <table:table-cell table:style-name="ce56" office:value-type="string">
            <text:p>Gadget List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AB_23</text:p>
          </table:table-cell>
          <table:table-cell table:style-name="ce56" office:value-type="string">
            <text:p>Scroll Gadget in List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AB_24</text:p>
          </table:table-cell>
          <table:table-cell table:style-name="ce56" office:value-type="string">
            <text:p>Gadget Grid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AB_25</text:p>
          </table:table-cell>
          <table:table-cell table:style-name="ce56" office:value-type="string">
            <text:p>Scroll Gadget in Grid Vie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AB_26</text:p>
          </table:table-cell>
          <table:table-cell table:style-name="ce56" office:value-type="string">
            <text:p>View Dashboard tabs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AB_27</text:p>
          </table:table-cell>
          <table:table-cell table:style-name="ce56" office:value-type="string">
            <text:p>Update Dashboard tabs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AB_28</text:p>
          </table:table-cell>
          <table:table-cell table:style-name="ce57" office:value-type="string">
            <text:p>View gadget list in Dashboa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AB_29</text:p>
          </table:table-cell>
          <table:table-cell table:style-name="ce57" office:value-type="string">
            <text:p>Update gadget list in Dashboard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AB_30</text:p>
          </table:table-cell>
          <table:table-cell table:style-name="ce57" office:value-type="string">
            <text:p>View Content of Gadget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CHA_31</text:p>
          </table:table-cell>
          <table:table-cell table:style-name="ce56" office:value-type="string">
            <text:p>View Chat application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CHA_32</text:p>
          </table:table-cell>
          <table:table-cell table:style-name="ce56" office:value-type="string">
            <text:p>Close Chat application scree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CHA_33</text:p>
          </table:table-cell>
          <table:table-cell table:style-name="ce56" office:value-type="string">
            <text:p>View Chat windo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CHA_34</text:p>
          </table:table-cell>
          <table:table-cell table:style-name="ce56" office:value-type="string">
            <text:p>Close Chat window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CHA_35</text:p>
          </table:table-cell>
          <table:table-cell table:style-name="ce56" office:value-type="string">
            <text:p>Typing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CHA_36</text:p>
          </table:table-cell>
          <table:table-cell table:style-name="ce56" office:value-type="string">
            <text:p>Send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7" office:value-type="string">
            <text:p>SNF_IPA_CHA_37</text:p>
          </table:table-cell>
          <table:table-cell table:style-name="ce56" office:value-type="string">
            <text:p>Clear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9">
          <table:table-cell table:style-name="ce47" office:value-type="string">
            <text:p>SNF_IPA_CHA_38</text:p>
          </table:table-cell>
          <table:table-cell table:style-name="ce56" office:value-type="string">
            <text:p>Back to user chat previous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CHA_39</text:p>
          </table:table-cell>
          <table:table-cell table:style-name="ce56" office:value-type="string">
            <text:p>Notify messag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40</text:p>
          </table:table-cell>
          <table:table-cell table:style-name="ce60" office:value-type="string">
            <text:p>View Documents applicatio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41</text:p>
          </table:table-cell>
          <table:table-cell table:style-name="ce60" office:value-type="string">
            <text:p>Close Documents application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42</text:p>
          </table:table-cell>
          <table:table-cell table:style-name="ce56" office:value-type="string">
            <text:p>View 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43</text:p>
          </table:table-cell>
          <table:table-cell table:style-name="ce60" office:value-type="string">
            <text:p>Back Folder List 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44</text:p>
          </table:table-cell>
          <table:table-cell table:style-name="ce57" office:value-type="string">
            <text:p>View a File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45</text:p>
          </table:table-cell>
          <table:table-cell table:style-name="ce60" office:value-type="string">
            <text:p>View menu action of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46</text:p>
          </table:table-cell>
          <table:table-cell table:style-name="ce60" office:value-type="string">
            <text:p>Close menu action of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47</text:p>
          </table:table-cell>
          <table:table-cell table:style-name="ce61" office:value-type="string">
            <text:p>Delete a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48</text:p>
          </table:table-cell>
          <table:table-cell table:style-name="ce62" office:value-type="string">
            <text:p>Copy/Paste a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49</text:p>
          </table:table-cell>
          <table:table-cell table:style-name="ce62" office:value-type="string">
            <text:p>Cut/Paste a File/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50</text:p>
          </table:table-cell>
          <table:table-cell table:style-name="ce56" office:value-type="string">
            <text:p>Create new 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8">
          <table:table-cell table:style-name="ce47" office:value-type="string">
            <text:p>SNF_IPA_DOC_51</text:p>
          </table:table-cell>
          <table:table-cell table:style-name="ce56" office:value-type="string">
            <text:p>Rename Folder</text:p>
          </table:table-cell>
          <table:table-cell table:style-name="ce95" office:value-type="string">
            <text:p>High</text:p>
          </table:table-cell>
          <table:table-cell table:number-columns-repeated="2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style-name="ce63"/>
          <table:table-cell table:number-columns-repeated="3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4"/>
          <table:table-cell table:number-columns-repeated="3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>
          <table:table-cell table:style-name="ce48">
            <draw:frame table:end-cell-address="Check_List.B70" table:end-x="0.6252in" table:end-y="0.0303in" draw:z-index="0" draw:name="http://jira.exoplatform.org/images/icons/link_out_bot.gif" draw:style-name="gr1" draw:text-style-name="P1" svg:width="1.1165in" svg:height="0.0591in" svg:x="1.122in" svg:y="0.148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70" table:end-x="0.5012in" table:end-y="0.0287in" draw:z-index="1" draw:name="http://jira.exoplatform.org/images/icons/link_out_bot.gif" draw:style-name="gr1" draw:text-style-name="P1" svg:width="0.5165in" svg:height="0.0575in" svg:x="5.1102in" svg:y="0.148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0" table:number-rows-repeated="3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/>
          <table:table-cell table:number-columns-repeated="4"/>
        </table:table-row>
        <table:table-row table:style-name="ro10" table:number-rows-repeated="3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>
            <draw:frame table:end-cell-address="Check_List.B78" table:end-x="0.6252in" table:end-y="0.0909in" draw:z-index="2" draw:name="http://jira.exoplatform.org/images/icons/link_out_bot.gif" draw:style-name="gr1" draw:text-style-name="P1" svg:width="1.1165in" svg:height="0.035in" svg:x="1.122in" svg:y="0.055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65">
            <draw:frame table:end-cell-address="Check_List.C78" table:end-x="0.5012in" table:end-y="0.1067in" draw:z-index="3" draw:name="http://jira.exoplatform.org/images/icons/link_out_bot.gif" draw:style-name="gr1" draw:text-style-name="P1" svg:width="0.5165in" svg:height="0.0508in" svg:x="5.1102in" svg:y="0.055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3"/>
        </table:table-row>
        <table:table-row table:style-name="ro10" table:number-rows-repeated="2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style-name="ce65"/>
          <table:table-cell table:number-columns-repeated="3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 table:number-rows-repeated="2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10" table:number-rows-repeated="4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/>
          <table:table-cell table:style-name="ce66"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style-name="ce65"/>
          <table:table-cell table:number-columns-repeated="3"/>
        </table:table-row>
        <table:table-row table:style-name="ro10" table:number-rows-repeated="2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10" table:number-rows-repeated="3">
          <table:table-cell table:style-name="ce48"/>
          <table:table-cell table:style-name="ce65"/>
          <table:table-cell table:number-columns-repeated="3"/>
        </table:table-row>
        <table:table-row table:style-name="ro10" table:number-rows-repeated="2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5"/>
          <table:table-cell table:number-columns-repeated="3"/>
        </table:table-row>
        <table:table-row table:style-name="ro10" table:number-rows-repeated="2">
          <table:table-cell table:style-name="ce48"/>
          <table:table-cell table:style-name="ce66"/>
          <table:table-cell table:number-columns-repeated="3"/>
        </table:table-row>
        <table:table-row table:style-name="ro10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 table:number-rows-repeated="3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5"/>
          <table:table-cell table:style-name="ce96"/>
          <table:table-cell table:number-columns-repeated="2"/>
        </table:table-row>
        <table:table-row table:style-name="ro10">
          <table:table-cell table:style-name="ce48"/>
          <table:table-cell table:style-name="ce65"/>
          <table:table-cell table:number-columns-repeated="3"/>
        </table:table-row>
        <table:table-row table:style-name="ro10">
          <table:table-cell table:style-name="ce48" table:number-columns-repeated="2"/>
          <table:table-cell table:style-name="ce96"/>
          <table:table-cell table:number-columns-repeated="2"/>
        </table:table-row>
        <table:table-row table:style-name="ro10" table:number-rows-repeated="4">
          <table:table-cell table:style-name="ce48"/>
          <table:table-cell table:number-columns-repeated="4"/>
        </table:table-row>
        <table:table-row table:style-name="ro10">
          <table:table-cell table:style-name="ce48"/>
          <table:table-cell table:style-name="ce64"/>
          <table:table-cell table:number-columns-repeated="3"/>
        </table:table-row>
        <table:table-row table:style-name="ro10" table:number-rows-repeated="4">
          <table:table-cell table:style-name="ce48"/>
          <table:table-cell table:number-columns-repeated="4"/>
        </table:table-row>
        <table:table-row table:style-name="ro10">
          <table:table-cell table:style-name="ce48"/>
          <table:table-cell/>
          <table:table-cell table:style-name="ce96"/>
          <table:table-cell table:number-columns-repeated="2"/>
        </table:table-row>
        <table:table-row table:style-name="ro10" table:number-rows-repeated="4">
          <table:table-cell table:style-name="ce48"/>
          <table:table-cell table:number-columns-repeated="4"/>
        </table:table-row>
        <table:table-row table:style-name="ro10" table:number-rows-repeated="3">
          <table:table-cell table:style-name="ce48"/>
          <table:table-cell/>
          <table:table-cell table:style-name="ce96"/>
          <table:table-cell table:number-columns-repeated="2"/>
        </table:table-row>
        <table:table-row table:style-name="ro11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10">
          <table:table-cell table:number-columns-repeated="2"/>
          <table:table-cell table:style-name="ce96"/>
          <table:table-cell table:number-columns-repeated="2"/>
        </table:table-row>
        <table:table-row table:style-name="ro10" table:number-rows-repeated="5">
          <table:table-cell table:number-columns-repeated="5"/>
        </table:table-row>
        <table:table-row table:style-name="ro10">
          <table:table-cell table:number-columns-repeated="2"/>
          <table:table-cell table:style-name="ce96"/>
          <table:table-cell table:number-columns-repeated="2"/>
        </table:table-row>
        <table:table-row table:style-name="ro10" table:number-rows-repeated="6">
          <table:table-cell table:number-columns-repeated="5"/>
        </table:table-row>
        <table:table-row table:style-name="ro10" table:number-rows-repeated="2">
          <table:table-cell table:number-columns-repeated="2"/>
          <table:table-cell table:style-name="ce96"/>
          <table:table-cell table:number-columns-repeated="2"/>
        </table:table-row>
        <table:table-row table:style-name="ro10" table:number-rows-repeated="4">
          <table:table-cell table:number-columns-repeated="5"/>
        </table:table-row>
        <table:table-row table:style-name="ro10">
          <table:table-cell/>
          <table:table-cell table:style-name="ce68"/>
          <table:table-cell table:number-columns-repeated="3"/>
        </table:table-row>
        <table:table-row table:style-name="ro10" table:number-rows-repeated="3">
          <table:table-cell table:number-columns-repeated="2"/>
          <table:table-cell table:style-name="ce96"/>
          <table:table-cell table:number-columns-repeated="2"/>
        </table:table-row>
        <table:table-row table:style-name="ro10" table:number-rows-repeated="12">
          <table:table-cell table:number-columns-repeated="5"/>
        </table:table-row>
        <table:table-row table:style-name="ro10">
          <table:table-cell/>
          <table:table-cell table:style-name="ce69"/>
          <table:table-cell table:number-columns-repeated="3"/>
        </table:table-row>
        <table:table-row table:style-name="ro10" table:number-rows-repeated="2">
          <table:table-cell table:number-columns-repeated="5"/>
        </table:table-row>
        <table:table-row table:style-name="ro10" table:number-rows-repeated="2">
          <table:table-cell table:number-columns-repeated="2"/>
          <table:table-cell table:style-name="ce96"/>
          <table:table-cell table:number-columns-repeated="2"/>
        </table:table-row>
        <table:table-row table:style-name="ro10" table:number-rows-repeated="4">
          <table:table-cell/>
          <table:table-cell table:style-name="ce69"/>
          <table:table-cell table:number-columns-repeated="3"/>
        </table:table-row>
        <table:table-row table:style-name="ro10" table:number-rows-repeated="2">
          <table:table-cell/>
          <table:table-cell table:style-name="ce70"/>
          <table:table-cell table:number-columns-repeated="3"/>
        </table:table-row>
        <table:table-row table:style-name="ro10">
          <table:table-cell/>
          <table:table-cell table:style-name="ce71"/>
          <table:table-cell table:number-columns-repeated="3"/>
        </table:table-row>
        <table:table-row table:style-name="ro10">
          <table:table-cell/>
          <table:table-cell table:style-name="ce69"/>
          <table:table-cell table:number-columns-repeated="3"/>
        </table:table-row>
        <table:table-row table:style-name="ro10">
          <table:table-cell/>
          <table:table-cell table:style-name="ce69"/>
          <table:table-cell table:style-name="ce96"/>
          <table:table-cell table:number-columns-repeated="2"/>
        </table:table-row>
        <table:table-row table:style-name="ro10" table:number-rows-repeated="2">
          <table:table-cell/>
          <table:table-cell table:style-name="ce69"/>
          <table:table-cell table:number-columns-repeated="3"/>
        </table:table-row>
        <table:table-row table:style-name="ro10">
          <table:table-cell/>
          <table:table-cell table:style-name="ce69"/>
          <table:table-cell table:style-name="ce96"/>
          <table:table-cell table:number-columns-repeated="2"/>
        </table:table-row>
        <table:table-row table:style-name="ro10">
          <table:table-cell/>
          <table:table-cell table:style-name="ce72"/>
          <table:table-cell table:style-name="ce96"/>
          <table:table-cell table:number-columns-repeated="2"/>
        </table:table-row>
        <table:table-row table:style-name="ro10">
          <table:table-cell/>
          <table:table-cell table:style-name="ce72"/>
          <table:table-cell table:style-name="ce98"/>
          <table:table-cell table:number-columns-repeated="2"/>
        </table:table-row>
        <table:table-row table:style-name="ro10">
          <table:table-cell/>
          <table:table-cell table:style-name="ce69"/>
          <table:table-cell table:style-name="ce96"/>
          <table:table-cell table:style-name="Default"/>
          <table:table-cell/>
        </table:table-row>
        <table:table-row table:style-name="ro10">
          <table:table-cell/>
          <table:table-cell table:style-name="ce69"/>
          <table:table-cell table:style-name="ce98"/>
          <table:table-cell table:style-name="Default"/>
          <table:table-cell/>
        </table:table-row>
        <table:table-row table:style-name="ro10">
          <table:table-cell/>
          <table:table-cell table:style-name="ce69"/>
          <table:table-cell table:style-name="ce96"/>
          <table:table-cell table:style-name="Default"/>
          <table:table-cell/>
        </table:table-row>
        <table:table-row table:style-name="ro10" table:number-rows-repeated="2">
          <table:table-cell/>
          <table:table-cell table:style-name="ce69"/>
          <table:table-cell table:number-columns-repeated="3"/>
        </table:table-row>
        <table:table-row table:style-name="ro10">
          <table:table-cell/>
          <table:table-cell table:style-name="ce69"/>
          <table:table-cell table:style-name="ce99"/>
          <table:table-cell table:number-columns-repeated="2"/>
        </table:table-row>
        <table:table-row table:style-name="ro10">
          <table:table-cell/>
          <table:table-cell table:style-name="ce72"/>
          <table:table-cell table:number-columns-repeated="3"/>
        </table:table-row>
        <table:table-row table:style-name="ro10">
          <table:table-cell/>
          <table:table-cell table:style-name="ce73"/>
          <table:table-cell table:number-columns-repeated="3"/>
        </table:table-row>
        <table:table-row table:style-name="ro10" table:number-rows-repeated="8">
          <table:table-cell/>
          <table:table-cell table:style-name="ce69"/>
          <table:table-cell table:number-columns-repeated="3"/>
        </table:table-row>
        <table:table-row table:style-name="ro10">
          <table:table-cell table:number-columns-repeated="5"/>
        </table:table-row>
        <table:table-row table:style-name="ro10">
          <table:table-cell/>
          <table:table-cell table:style-name="ce74"/>
          <table:table-cell table:number-columns-repeated="3"/>
        </table:table-row>
        <table:table-row table:style-name="ro10" table:number-rows-repeated="5">
          <table:table-cell table:number-columns-repeated="5"/>
        </table:table-row>
        <table:table-row table:style-name="ro10">
          <table:table-cell/>
          <table:table-cell table:style-name="ce75"/>
          <table:table-cell table:style-name="ce99"/>
          <table:table-cell table:number-columns-repeated="2"/>
        </table:table-row>
        <table:table-row table:style-name="ro10">
          <table:table-cell/>
          <table:table-cell table:style-name="ce76"/>
          <table:table-cell table:style-name="ce100"/>
          <table:table-cell table:number-columns-repeated="2"/>
        </table:table-row>
        <table:table-row table:style-name="ro11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10">
          <table:table-cell table:style-name="ce51"/>
          <table:table-cell table:style-name="ce77"/>
          <table:table-cell table:style-name="ce96"/>
          <table:table-cell table:number-columns-repeated="2"/>
        </table:table-row>
        <table:table-row table:style-name="ro10">
          <table:table-cell table:style-name="ce51"/>
          <table:table-cell table:style-name="ce78"/>
          <table:table-cell table:style-name="ce96"/>
          <table:table-cell table:number-columns-repeated="2"/>
        </table:table-row>
        <table:table-row table:style-name="ro10">
          <table:table-cell table:style-name="ce51"/>
          <table:table-cell table:style-name="ce79"/>
          <table:table-cell table:number-columns-repeated="3"/>
        </table:table-row>
        <table:table-row table:style-name="ro10" table:number-rows-repeated="2">
          <table:table-cell table:style-name="ce51"/>
          <table:table-cell table:style-name="ce80"/>
          <table:table-cell table:number-columns-repeated="3"/>
        </table:table-row>
        <table:table-row table:style-name="ro10">
          <table:table-cell table:style-name="ce51"/>
          <table:table-cell table:style-name="ce81"/>
          <table:table-cell table:number-columns-repeated="3"/>
        </table:table-row>
        <table:table-row table:style-name="ro10" table:number-rows-repeated="2">
          <table:table-cell table:style-name="ce51"/>
          <table:table-cell table:style-name="ce82"/>
          <table:table-cell table:number-columns-repeated="3"/>
        </table:table-row>
        <table:table-row table:style-name="ro10">
          <table:table-cell table:style-name="ce51"/>
          <table:table-cell table:style-name="ce81"/>
          <table:table-cell table:number-columns-repeated="3"/>
        </table:table-row>
        <table:table-row table:style-name="ro10" table:number-rows-repeated="2">
          <table:table-cell table:style-name="ce51"/>
          <table:table-cell table:style-name="ce83"/>
          <table:table-cell table:number-columns-repeated="3"/>
        </table:table-row>
        <table:table-row table:style-name="ro10">
          <table:table-cell table:style-name="ce51"/>
          <table:table-cell table:style-name="ce82"/>
          <table:table-cell table:number-columns-repeated="3"/>
        </table:table-row>
        <table:table-row table:style-name="ro10" table:number-rows-repeated="3">
          <table:table-cell table:style-name="ce51"/>
          <table:table-cell table:style-name="ce84"/>
          <table:table-cell table:number-columns-repeated="3"/>
        </table:table-row>
        <table:table-row table:style-name="ro10">
          <table:table-cell table:style-name="ce51"/>
          <table:table-cell table:style-name="ce82"/>
          <table:table-cell table:number-columns-repeated="3"/>
        </table:table-row>
        <table:table-row table:style-name="ro12">
          <table:table-cell table:style-name="ce49" table:number-columns-spanned="2" table:number-rows-spanned="1"/>
          <table:covered-table-cell table:style-name="ce67"/>
          <table:table-cell table:style-name="ce49" table:number-columns-repeated="2"/>
          <table:table-cell/>
        </table:table-row>
        <table:table-row table:style-name="ro10">
          <table:table-cell table:style-name="ce51"/>
          <table:table-cell table:number-columns-repeated="4"/>
        </table:table-row>
        <table:table-row table:style-name="ro10">
          <table:table-cell table:style-name="ce51"/>
          <table:table-cell/>
          <table:table-cell table:style-name="ce96"/>
          <table:table-cell table:number-columns-repeated="2"/>
        </table:table-row>
        <table:table-row table:style-name="ro10" table:number-rows-repeated="2">
          <table:table-cell table:style-name="ce51"/>
          <table:table-cell table:number-columns-repeated="4"/>
        </table:table-row>
        <table:table-row table:style-name="ro10">
          <table:table-cell table:style-name="ce51"/>
          <table:table-cell table:style-name="ce78"/>
          <table:table-cell table:number-columns-repeated="3"/>
        </table:table-row>
        <table:table-row table:style-name="ro10">
          <table:table-cell table:style-name="ce51"/>
          <table:table-cell table:style-name="ce85"/>
          <table:table-cell table:number-columns-repeated="3"/>
        </table:table-row>
        <table:table-row table:style-name="ro10">
          <table:table-cell table:style-name="ce51"/>
          <table:table-cell table:style-name="ce77"/>
          <table:table-cell table:number-columns-repeated="3"/>
        </table:table-row>
        <table:table-row table:style-name="ro10" table:number-rows-repeated="2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6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7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8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85"/>
          <table:table-cell/>
          <table:table-cell table:style-name="ce92"/>
          <table:table-cell/>
        </table:table-row>
        <table:table-row table:style-name="ro10" table:number-rows-repeated="3">
          <table:table-cell table:style-name="ce51"/>
          <table:table-cell table:style-name="ce89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90"/>
          <table:table-cell/>
          <table:table-cell table:style-name="ce92"/>
          <table:table-cell/>
        </table:table-row>
        <table:table-row table:style-name="ro10">
          <table:table-cell table:style-name="ce51"/>
          <table:table-cell table:style-name="ce91"/>
          <table:table-cell/>
          <table:table-cell table:style-name="ce92"/>
          <table:table-cell/>
        </table:table-row>
        <table:table-row table:style-name="ro10" table:number-rows-repeated="5">
          <table:table-cell table:style-name="ce52"/>
          <table:table-cell table:style-name="ce92" table:number-columns-repeated="3"/>
          <table:table-cell table:style-name="ce101"/>
        </table:table-row>
        <table:table-row table:style-name="ro10" table:number-rows-repeated="9">
          <table:table-cell table:style-name="ce52"/>
          <table:table-cell table:style-name="ce92" table:number-columns-repeated="3"/>
          <table:table-cell/>
        </table:table-row>
        <table:table-row table:style-name="ro10" table:number-rows-repeated="10">
          <table:table-cell table:style-name="ce53"/>
          <table:table-cell table:style-name="Default" table:number-columns-repeated="3"/>
          <table:table-cell/>
        </table:table-row>
        <table:table-row table:style-name="ro10">
          <table:table-cell table:style-name="ce53"/>
          <table:table-cell table:style-name="Default" table:number-columns-repeated="3"/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06"/>
        <table:table-column table:style-name="co12" table:default-cell-style-name="ce106"/>
        <table:table-column table:style-name="co8" table:default-cell-style-name="ce106"/>
        <table:table-column table:style-name="co13" table:default-cell-style-name="ce123"/>
        <table:table-column table:style-name="co14" table:default-cell-style-name="ce128"/>
        <table:table-column table:style-name="co15" table:default-cell-style-name="ce123"/>
        <table:table-column table:style-name="co16" table:default-cell-style-name="ce123"/>
        <table:table-column table:style-name="co17" table:default-cell-style-name="ce123"/>
        <table:table-column table:style-name="co8" table:number-columns-repeated="1016" table:default-cell-style-name="ce123"/>
        <table:table-row table:style-name="ro13">
          <table:table-cell table:style-name="ce102"/>
          <table:table-cell table:style-name="ce107" office:value-type="string">
            <text:p>TEST CASES</text:p>
          </table:table-cell>
          <table:table-cell table:style-name="ce111"/>
          <table:table-cell table:style-name="ce115"/>
          <table:table-cell table:style-name="ce124"/>
          <table:table-cell table:style-name="ce129"/>
          <table:table-cell table:style-name="ce136"/>
          <table:table-cell table:style-name="ce115" table:number-columns-repeated="3"/>
          <table:table-cell table:style-name="ce146" office:value-type="string">
            <text:p>Passed</text:p>
          </table:table-cell>
          <table:table-cell table:style-name="ce146" table:formula="of:=COUNTIF([.L$7:.L$1057];[.$K1])" office:value-type="float" office:value="0">
            <text:p>0</text:p>
          </table:table-cell>
          <table:table-cell table:style-name="ce146" table:formula="of:=COUNTIF([.M$7:.M$1057];[.$K1])" office:value-type="float" office:value="0">
            <text:p>0</text:p>
          </table:table-cell>
          <table:table-cell table:style-name="ce146" table:formula="of:=COUNTIF([.N$7:.N$1057];[.$K1])" office:value-type="float" office:value="0">
            <text:p>0</text:p>
          </table:table-cell>
          <table:table-cell table:style-name="ce146" table:formula="of:=COUNTIF([.O$7:.O$1057];[.$K1])" office:value-type="float" office:value="0">
            <text:p>0</text:p>
          </table:table-cell>
          <table:table-cell table:style-name="ce115" table:number-columns-repeated="2"/>
          <table:table-cell table:number-columns-repeated="1007"/>
        </table:table-row>
        <table:table-row table:style-name="ro13">
          <table:table-cell table:style-name="ce102"/>
          <table:table-cell table:style-name="ce108" table:number-columns-repeated="2"/>
          <table:table-cell table:style-name="ce115"/>
          <table:table-cell table:style-name="ce124"/>
          <table:table-cell table:style-name="ce129"/>
          <table:table-cell table:style-name="ce136"/>
          <table:table-cell table:style-name="ce115" table:number-columns-repeated="3"/>
          <table:table-cell table:style-name="ce146" office:value-type="string">
            <text:p>Failed</text:p>
          </table:table-cell>
          <table:table-cell table:style-name="ce146" table:formula="of:=COUNTIF([.L$7:.L$1057];[.$K2])" office:value-type="float" office:value="0">
            <text:p>0</text:p>
          </table:table-cell>
          <table:table-cell table:style-name="ce146" table:formula="of:=COUNTIF([.M$7:.M$1057];[.$K2])" office:value-type="float" office:value="0">
            <text:p>0</text:p>
          </table:table-cell>
          <table:table-cell table:style-name="ce146" table:formula="of:=COUNTIF([.N$7:.N$1057];[.$K2])" office:value-type="float" office:value="0">
            <text:p>0</text:p>
          </table:table-cell>
          <table:table-cell table:style-name="ce146" table:formula="of:=COUNTIF([.O$7:.O$1057];[.$K2])" office:value-type="float" office:value="0">
            <text:p>0</text:p>
          </table:table-cell>
          <table:table-cell table:style-name="ce115" table:number-columns-repeated="2"/>
          <table:table-cell table:number-columns-repeated="1007"/>
        </table:table-row>
        <table:table-row table:style-name="ro14">
          <table:table-cell table:style-name="ce102"/>
          <table:table-cell table:style-name="ce109" office:value-type="string">
            <text:p>Functions List<text:span text:style-name="T1">:</text:span></text:p>
          </table:table-cell>
          <table:table-cell table:style-name="ce112" office:value-type="string" table:number-columns-spanned="3" table:number-rows-spanned="1">
            <text:p>Sniff Test </text:p>
          </table:table-cell>
          <table:covered-table-cell table:style-name="ce116"/>
          <table:covered-table-cell table:style-name="ce125"/>
          <table:table-cell table:style-name="ce129"/>
          <table:table-cell table:style-name="ce136" office:value-type="string">
            <text:p><text:s/></text:p>
          </table:table-cell>
          <table:table-cell table:style-name="ce139"/>
          <table:table-cell table:style-name="ce129" table:number-columns-repeated="2"/>
          <table:table-cell table:style-name="ce146" office:value-type="string">
            <text:p>Blocked</text:p>
          </table:table-cell>
          <table:table-cell table:style-name="ce146" table:formula="of:=COUNTIF([.L$7:.L$1057];[.$K3])" office:value-type="float" office:value="0">
            <text:p>0</text:p>
          </table:table-cell>
          <table:table-cell table:style-name="ce146" table:formula="of:=COUNTIF([.M$7:.M$1057];[.$K3])" office:value-type="float" office:value="0">
            <text:p>0</text:p>
          </table:table-cell>
          <table:table-cell table:style-name="ce146" table:formula="of:=COUNTIF([.N$7:.N$1057];[.$K3])" office:value-type="float" office:value="0">
            <text:p>0</text:p>
          </table:table-cell>
          <table:table-cell table:style-name="ce146" table:formula="of:=COUNTIF([.O$7:.O$1057];[.$K3])" office:value-type="float" office:value="0">
            <text:p>0</text:p>
          </table:table-cell>
          <table:table-cell table:style-name="ce149"/>
          <table:table-cell table:style-name="ce139"/>
          <table:table-cell table:number-columns-repeated="1007"/>
        </table:table-row>
        <table:table-row table:style-name="ro14">
          <table:table-cell table:style-name="ce102"/>
          <table:table-cell table:style-name="ce109" office:value-type="string">
            <text:p>Total Main Cases:</text:p>
          </table:table-cell>
          <table:table-cell table:style-name="ce112" table:formula="of:=MAX([.A7:.A6657])" office:value-type="float" office:value="51" table:number-columns-spanned="3" table:number-rows-spanned="1">
            <text:p>51</text:p>
          </table:table-cell>
          <table:covered-table-cell table:style-name="ce117"/>
          <table:covered-table-cell table:style-name="ce126"/>
          <table:table-cell table:style-name="ce129"/>
          <table:table-cell table:style-name="ce136"/>
          <table:table-cell table:style-name="ce139"/>
          <table:table-cell table:style-name="ce129" table:number-columns-repeated="2"/>
          <table:table-cell table:style-name="ce147" office:value-type="string">
            <text:p>Not run</text:p>
          </table:table-cell>
          <table:table-cell table:style-name="ce146" table:formula="of:=COUNTIF([.L$7:.L$1057];[.$K4])" office:value-type="float" office:value="0">
            <text:p>0</text:p>
          </table:table-cell>
          <table:table-cell table:style-name="ce146" table:formula="of:=COUNTIF([.M$7:.M$1057];[.$K4])" office:value-type="float" office:value="0">
            <text:p>0</text:p>
          </table:table-cell>
          <table:table-cell table:style-name="ce146" table:formula="of:=COUNTIF([.N$7:.N$1057];[.$K4])" office:value-type="float" office:value="0">
            <text:p>0</text:p>
          </table:table-cell>
          <table:table-cell table:style-name="ce146" table:formula="of:=COUNTIF([.O$7:.O$1057];[.$K4])" office:value-type="float" office:value="0">
            <text:p>0</text:p>
          </table:table-cell>
          <table:table-cell table:style-name="ce150"/>
          <table:table-cell table:style-name="ce139"/>
          <table:table-cell table:number-columns-repeated="1007"/>
        </table:table-row>
        <table:table-row table:style-name="ro15">
          <table:table-cell table:style-name="ce102" table:number-columns-repeated="3"/>
          <table:table-cell table:style-name="ce118"/>
          <table:table-cell table:style-name="ce127"/>
          <table:table-cell table:style-name="ce129"/>
          <table:table-cell table:style-name="ce136"/>
          <table:table-cell table:style-name="ce139"/>
          <table:table-cell table:style-name="ce129" table:number-columns-repeated="2"/>
          <table:table-cell office:value-type="string">
            <text:p>N/A</text:p>
          </table:table-cell>
          <table:table-cell table:style-name="ce146" table:formula="of:=COUNTIF([.L$7:.L$1057];[.$K5])" office:value-type="float" office:value="0">
            <text:p>0</text:p>
          </table:table-cell>
          <table:table-cell table:style-name="ce146" table:formula="of:=COUNTIF([.M$7:.M$1057];[.$K5])" office:value-type="float" office:value="0">
            <text:p>0</text:p>
          </table:table-cell>
          <table:table-cell table:style-name="ce146" table:formula="of:=COUNTIF([.N$7:.N$1057];[.$K5])" office:value-type="float" office:value="0">
            <text:p>0</text:p>
          </table:table-cell>
          <table:table-cell table:style-name="ce146" table:formula="of:=COUNTIF([.O$7:.O$1057];[.$K5])" office:value-type="float" office:value="0">
            <text:p>0</text:p>
          </table:table-cell>
          <table:table-cell table:style-name="ce150"/>
          <table:table-cell table:style-name="ce139"/>
          <table:table-cell table:number-columns-repeated="1007"/>
        </table:table-row>
        <table:table-row table:style-name="ro16">
          <table:table-cell table:style-name="ce103" office:value-type="string">
            <text:p>Case No</text:p>
          </table:table-cell>
          <table:table-cell table:style-name="ce110" office:value-type="string">
            <text:p>Related function</text:p>
          </table:table-cell>
          <table:table-cell table:style-name="ce110" office:value-type="string">
            <text:p>Case ID</text:p>
          </table:table-cell>
          <table:table-cell table:style-name="ce119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19" office:value-type="string">
            <text:p>Step Description</text:p>
          </table:table-cell>
          <table:table-cell table:style-name="ce119" office:value-type="string">
            <text:p>Steps to produce</text:p>
          </table:table-cell>
          <table:table-cell table:style-name="ce119" office:value-type="string">
            <text:p>Expected Output</text:p>
          </table:table-cell>
          <table:table-cell table:style-name="ce119" office:value-type="string">
            <text:p>Priority</text:p>
          </table:table-cell>
          <table:table-cell table:style-name="ce119" office:value-type="string">
            <text:p>Affect</text:p>
          </table:table-cell>
          <table:table-cell table:style-name="ce119" table:number-columns-repeated="9"/>
          <table:table-cell table:style-name="ce151" table:number-columns-repeated="1005"/>
        </table:table-row>
        <table:table-row table:style-name="ro17">
          <table:table-cell table:style-name="ce104" office:value-type="float" office:value="1">
            <text:p>001</text:p>
          </table:table-cell>
          <table:table-cell table:style-name="ce47" office:value-type="string">
            <text:p>SNF_IPA_LGN_01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Login/Valid <text:s/>Authenticate </text:p>
          </table:table-cell>
          <table:table-cell table:style-name="ce55" office:value-type="string">
            <text:p>Sign in an eXo server with valid user/password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2">- Start the application on Mobile Device</text:span></text:p>
            <text:p><text:span text:style-name="T2">- Select a server in server list</text:span></text:p>
            <text:p>- Input valid user name &amp; password</text:p>
            <text:p>- Touch on the Sign In button</text:p>
          </table:table-cell>
          <table:table-cell table:style-name="ce140" office:value-type="string">
            <text:p>- The application shows a loader then the Home is display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8">
          <table:table-cell table:style-name="ce10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47" office:value-type="string">
            <text:p>SNF_IPA_LGN_02</text:p>
          </table:table-cell>
          <table:table-cell table:style-name="ce114" office:value-type="float" office:value="1">
            <text:p>001</text:p>
          </table:table-cell>
          <table:table-cell table:style-name="ce120" office:value-type="string">
            <text:p>Mobile/IPad/Login/Valid <text:s/>user name</text:p>
          </table:table-cell>
          <table:table-cell table:style-name="ce55" office:value-type="string">
            <text:p>Sign in an eXo server with invalid user name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2">- Start the application on Mobile Device</text:span></text:p>
            <text:p><text:span text:style-name="T2">- Select a server in server list</text:span></text:p>
            <text:p>- Input invalid user name &amp; valid password</text:p>
            <text:p>- Touch on the Sign In button</text:p>
          </table:table-cell>
          <table:table-cell table:style-name="ce140" office:value-type="string">
            <text:p>- The Application shows the loader then an error message is displayed 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8">
          <table:table-cell table:style-name="ce10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style-name="ce47" office:value-type="string">
            <text:p>SNF_IPA_LGN_03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Login/Invalid password</text:p>
          </table:table-cell>
          <table:table-cell table:style-name="ce55" office:value-type="string">
            <text:p>Sign in an eXo server with invalid password</text:p>
          </table:table-cell>
          <table:table-cell table:style-name="ce130" office:value-type="string">
            <text:p>Step 1: Sign In</text:p>
          </table:table-cell>
          <table:table-cell table:style-name="ce130" office:value-type="string">
            <text:p><text:span text:style-name="T2">- Start the application on Mobile Device</text:span></text:p>
            <text:p><text:span text:style-name="T2">- Select a server in server list</text:span></text:p>
            <text:p>- Input valid user name &amp; invalid password</text:p>
            <text:p>- Touch on the Sign In button</text:p>
          </table:table-cell>
          <table:table-cell table:style-name="ce140" office:value-type="string">
            <text:p>- The Application shows the loader then an error message is displayed 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9">
          <table:table-cell table:style-name="ce10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style-name="ce47" office:value-type="string">
            <text:p>SNF_IPA_LGN_04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Login/Remember Authenticate</text:p>
          </table:table-cell>
          <table:table-cell table:style-name="ce56" office:value-type="string">
            <text:p>Sign in an eXo server <text:s/>with Remember User &amp; Password</text:p>
          </table:table-cell>
          <table:table-cell table:style-name="ce130" office:value-type="string">
            <text:p>Step 1: Remember Me</text:p>
          </table:table-cell>
          <table:table-cell table:style-name="ce130" office:value-type="string">
            <text:p>- Enable "Remember Me" option, then sign In. Or sign In then enable "Remember Me" option.</text:p>
            <text:p>- After Sign In progress finished, sign out or exit the application <text:s/>(touch on physical home button)</text:p>
            <text:p>- Start application <text:s/>again</text:p>
          </table:table-cell>
          <table:table-cell table:style-name="ce130" office:value-type="string">
            <text:p>- User name &amp; password in the first sign in will be displayed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17">
          <table:table-cell table:style-name="ce10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style-name="ce47" office:value-type="string">
            <text:p>SNF_IPA_LGN_05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Login/Auto</text:p>
          </table:table-cell>
          <table:table-cell table:style-name="ce57" office:value-type="string">
            <text:p>Sign in an eXo server with Auto Sign In option</text:p>
          </table:table-cell>
          <table:table-cell table:style-name="ce130" office:value-type="string">
            <text:p>Step 1: Auto Sign In</text:p>
          </table:table-cell>
          <table:table-cell table:style-name="ce130" office:value-type="string">
            <text:p>- Enable "Auto Sign In" option then Sign In. Or Sign In then enable "Auto Sign In".</text:p>
            <text:p><text:span text:style-name="T3">- After SignIn progress finished, exit the app (touch on physical home button)</text:span></text:p>
          </table:table-cell>
          <table:table-cell table:style-name="ce130" office:value-type="string">
            <text:p>- Application will be automatically signed in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0">
          <table:table-cell table:style-name="ce10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style-name="ce47" office:value-type="string">
            <text:p>SNF_IPA_LGO_06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Logout</text:p>
          </table:table-cell>
          <table:table-cell table:style-name="ce55" office:value-type="string">
            <text:p>Logout of Home Screen</text:p>
          </table:table-cell>
          <table:table-cell table:style-name="ce130" office:value-type="string">
            <text:p>Step 1: Sign out</text:p>
          </table:table-cell>
          <table:table-cell table:style-name="ce131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/>
          </table:table-cell>
          <table:table-cell table:style-name="ce140" office:value-type="string">
            <text:p>- A loader is displayed, then the authenticate screen is displayed with previous credentials.</text:p>
            <text:p/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1">
          <table:table-cell table:style-name="ce10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style-name="ce47" office:value-type="string">
            <text:p>SNF_IPA_SET_07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tting</text:p>
          </table:table-cell>
          <table:table-cell table:style-name="ce55" office:value-type="string">
            <text:p>Display Setting screen</text:p>
          </table:table-cell>
          <table:table-cell table:style-name="ce131" office:value-type="string">
            <text:p>Step 1: Start the application</text:p>
          </table:table-cell>
          <table:table-cell table:style-name="ce131" office:value-type="string">
            <text:p><text:span text:style-name="T4">- Start the application on mobile device</text:span> </text:p>
            <text:p>- On the authenticate screen, push the settings button</text:p>
          </table:table-cell>
          <table:table-cell table:style-name="ce141" office:value-type="string">
            <text:p>The application shows its settings. There is the possibility to change the language and change the server list 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2">
          <table:table-cell table:style-name="ce10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style-name="ce47" office:value-type="string">
            <text:p>SNF_IPA_SEV_08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Change Server</text:p>
          </table:table-cell>
          <table:table-cell table:style-name="ce55" office:value-type="string">
            <text:p>Change server</text:p>
          </table:table-cell>
          <table:table-cell table:style-name="ce130" office:value-type="string">
            <text:p>Step 1: Select server</text:p>
          </table:table-cell>
          <table:table-cell table:style-name="ce131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1" office:value-type="string">
            <text:p>The selected server on the previous screen is displayed with a small indicator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3">
          <table:table-cell table:style-name="ce10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style-name="ce47" office:value-type="string">
            <text:p>SNF_IPA_SEV_09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modify</text:p>
          </table:table-cell>
          <table:table-cell table:style-name="ce55" office:value-type="string">
            <text:p>Try to modify the selected server after being authenticate</text:p>
          </table:table-cell>
          <table:table-cell table:style-name="ce130" office:value-type="string">
            <text:p>Step 1: Select server</text:p>
          </table:table-cell>
          <table:table-cell table:style-name="ce131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1" office:value-type="string">
            <text:p>The selected server don't change. (because the user is already authenticate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4">
          <table:table-cell table:style-name="ce10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style-name="ce47" office:value-type="string">
            <text:p>SNF_IPA_SEV_10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Add server</text:p>
          </table:table-cell>
          <table:table-cell table:style-name="ce58" office:value-type="string">
            <text:p>Add a server into the list</text:p>
          </table:table-cell>
          <table:table-cell table:style-name="ce130" office:value-type="string">
            <text:p>Step 1: Add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</text:p>
            <text:p>- touch on [Done] button</text:p>
          </table:table-cell>
          <table:table-cell table:style-name="ce140" office:value-type="string">
            <text:p>New server is added and shown in server list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0">
          <table:table-cell table:style-name="ce10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style-name="ce47" office:value-type="string">
            <text:p>SNF_IPA_SEV_11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Add existing Server</text:p>
          </table:table-cell>
          <table:table-cell table:style-name="ce59" office:value-type="string">
            <text:p>Add an existing server</text:p>
          </table:table-cell>
          <table:table-cell table:style-name="ce130" office:value-type="string">
            <text:p>Step 1: Add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Done] button</text:p>
          </table:table-cell>
          <table:table-cell table:style-name="ce131" office:value-type="string">
            <text:p>An error message must be displayed with alert that the server is already present in the list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0">
          <table:table-cell table:style-name="ce10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style-name="ce47" office:value-type="string">
            <text:p>SNF_IPA_SEV_12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Edit Server</text:p>
          </table:table-cell>
          <table:table-cell table:style-name="ce59" office:value-type="string">
            <text:p>Edit a server</text:p>
          </table:table-cell>
          <table:table-cell table:style-name="ce130" office:value-type="string">
            <text:p>Step 1: Edit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</text:p>
            <text:p>- touch on [Done] button</text:p>
          </table:table-cell>
          <table:table-cell table:style-name="ce131" office:value-type="string">
            <text:p>The changed server is displayed with correct informations in server list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0">
          <table:table-cell table:style-name="ce10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style-name="ce47" office:value-type="string">
            <text:p>SNF_IPA_SEV_13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rver List/Delete Server</text:p>
          </table:table-cell>
          <table:table-cell table:style-name="ce59" office:value-type="string">
            <text:p>Delete a server</text:p>
          </table:table-cell>
          <table:table-cell table:style-name="ce130" office:value-type="string">
            <text:p>Step 1: Delete server</text:p>
          </table:table-cell>
          <table:table-cell table:style-name="ce131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1" office:value-type="string">
            <text:p>Selected server is removed in server list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5">
          <table:table-cell table:style-name="ce10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style-name="ce47" office:value-type="string">
            <text:p>SNF_IPA_GUI_14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User guide</text:p>
          </table:table-cell>
          <table:table-cell table:style-name="ce56" office:value-type="string">
            <text:p>View User guide</text:p>
          </table:table-cell>
          <table:table-cell table:style-name="ce132" office:value-type="string">
            <text:p>Step 1: show user guide</text:p>
          </table:table-cell>
          <table:table-cell table:style-name="ce130" office:value-type="string">
            <text:p><text:span text:style-name="T5">- Start the application on mobile device </text:span></text:p>
            <text:p><text:span text:style-name="T5">- On the authenticate screen, push the settings button</text:span></text:p>
            <text:p>- Touch on the User Guide button</text:p>
          </table:table-cell>
          <table:table-cell table:style-name="ce130" office:value-type="string">
            <text:p>- The application <text:s/>will move user to the User guide screen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6">
          <table:table-cell table:style-name="ce10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style-name="ce47" office:value-type="string">
            <text:p>SNF_IPA_LAG_15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Setting language</text:p>
          </table:table-cell>
          <table:table-cell table:style-name="ce56" office:value-type="string">
            <text:p>Setting language</text:p>
          </table:table-cell>
          <table:table-cell table:style-name="ce132" office:value-type="string">
            <text:p>Step 1: select language</text:p>
          </table:table-cell>
          <table:table-cell table:style-name="ce131" office:value-type="string">
            <text:p><text:span text:style-name="T4">- Start the application on mobile device</text:span><text:span text:style-name="T6"> </text:span></text:p>
            <text:p><text:span text:style-name="T6">- On the authenticate screen, push the settings button</text:span></text:p>
            <text:p><text:span text:style-name="T6">- then, select a language in list</text:span></text:p>
          </table:table-cell>
          <table:table-cell table:style-name="ce130" office:value-type="string">
            <text:p>- All of UI control title on the application is displayed in selected language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7">
          <table:table-cell table:style-name="ce10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style-name="ce47" office:value-type="string">
            <text:p>SNF_IPA_HOM_16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Home Screen/Horizontal</text:p>
          </table:table-cell>
          <table:table-cell table:style-name="ce60" office:value-type="string">
            <text:p>Check Home Screen on Horizontal</text:p>
          </table:table-cell>
          <table:table-cell table:style-name="ce132" office:value-type="string">
            <text:p>Step 1: Access Home screen</text:p>
          </table:table-cell>
          <table:table-cell table:style-name="ce131" office:value-type="string">
            <text:p>- Start the application on mobile device</text:p>
            <text:p><text:span text:style-name="T7">- Turn Ipad device about Horizontal</text:span></text:p>
            <text:p>- Sign in with valid user name /password</text:p>
            <text:p/>
          </table:table-cell>
          <table:table-cell table:style-name="ce130" office:value-type="string">
            <text:p>- Home screen is displayed with applications</text:p>
            <text:p>- Applications is shown by icon and label in panel</text:p>
            <text:p>- A panel have maximum number of 20 applications (items) with 5 items on horizontal and 4 items on Vertical</text:p>
            <text:p>- Home page have maximum number of 3 panels</text:p>
            <text:p><text:s/>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8">
          <table:table-cell table:style-name="ce10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style-name="ce47" office:value-type="string">
            <text:p>SNF_IPA_HOM_17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Home Screen/Vertical</text:p>
          </table:table-cell>
          <table:table-cell table:style-name="ce60" office:value-type="string">
            <text:p>Check Home Screen on Vertical</text:p>
          </table:table-cell>
          <table:table-cell table:style-name="ce132" office:value-type="string">
            <text:p>Step 1: Access Home screen</text:p>
          </table:table-cell>
          <table:table-cell table:style-name="ce131" office:value-type="string">
            <text:p>- Start the application on mobile device</text:p>
            <text:p><text:span text:style-name="T7">- Turn Ipad device about Vertical</text:span></text:p>
            <text:p>- Sign in with valid user name /password</text:p>
            <text:p/>
          </table:table-cell>
          <table:table-cell table:style-name="ce130" office:value-type="string">
            <text:p>- Home screen is displayed with applications</text:p>
            <text:p>- Applications is shown by icon and label in panel</text:p>
            <text:p>- A panel have maximum number of 20 applications (items) with 4 items on horizontal and 5 items on Vertical</text:p>
            <text:p>- Home page have maximum number of 3 panels</text:p>
            <text:p><text:s/>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9">
          <table:table-cell table:style-name="ce10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style-name="ce47" office:value-type="string">
            <text:p>SNF_IPA_APP_18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Application/Add</text:p>
          </table:table-cell>
          <table:table-cell table:style-name="ce56" office:value-type="string">
            <text:p>Add Application to Home screen</text:p>
          </table:table-cell>
          <table:table-cell table:style-name="ce132" office:value-type="string">
            <text:p>Step 1: Add Application</text:p>
          </table:table-cell>
          <table:table-cell table:style-name="ce131" office:value-type="string">
            <text:p>- Start the application on mobile device</text:p>
            <text:p>- Sign in with valid user name /password</text:p>
            <text:p>- In Home screen: touch on [Add application] icon</text:p>
            <text:p>- Select application in list and <text:s/>Save</text:p>
          </table:table-cell>
          <table:table-cell table:style-name="ce130" office:value-type="string">
            <text:p>Selected application is added and <text:s/>displayed in Home screen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0">
          <table:table-cell table:style-name="ce10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style-name="ce47" office:value-type="string">
            <text:p>SNF_IPA_APP_19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Application/Remove</text:p>
          </table:table-cell>
          <table:table-cell table:style-name="ce56" office:value-type="string">
            <text:p>Remove Application on Home screen</text:p>
          </table:table-cell>
          <table:table-cell table:style-name="ce132" office:value-type="string">
            <text:p>Step 1: Remove Application</text:p>
          </table:table-cell>
          <table:table-cell table:style-name="ce131" office:value-type="string">
            <text:p>- Start the application on mobile device </text:p>
            <text:p>- Sign in with valid user name /password</text:p>
            <text:p>- In Home screen: touch and hold on an item → all items is animated and change to edit state</text:p>
            <text:p>- then, user touch on [Remove] icon corresponding of application that want to delete </text:p>
            <text:p>- Next touch on [OK] button of confirm message </text:p>
            <text:p>- Touch on [OK] button on the right in the Navigation Bar to complete removing applications</text:p>
          </table:table-cell>
          <table:table-cell table:style-name="ce130" office:value-type="string">
            <text:p>- Selected application is removed in User's Home <text:s/>and Items go back in the normal state </text:p>
            <text:p>- Removed application also auto-unchecked in application list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1">
          <table:table-cell table:style-name="ce10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style-name="ce47" office:value-type="string">
            <text:p>SNF_IPA_APP_20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Application/Move</text:p>
          </table:table-cell>
          <table:table-cell table:style-name="ce56" office:value-type="string">
            <text:p>Move Application on Home screen</text:p>
          </table:table-cell>
          <table:table-cell table:style-name="ce132" office:value-type="string">
            <text:p>Step 1:Change position of application </text:p>
          </table:table-cell>
          <table:table-cell table:style-name="ce131" office:value-type="string"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In Home screen: touch and hold on an item → all items is animated and change to edit state</text:span></text:p>
            <text:p><text:span text:style-name="T8">- <text:s/>then drag and drop this item to new position </text:span></text:p>
            <text:p><text:span text:style-name="T8">- Touch on [OK] button on the right in the Navigation Bar to complete moving applications</text:span></text:p>
          </table:table-cell>
          <table:table-cell table:style-name="ce130" office:value-type="string">
            <text:p>Selected application is moved to new position in User's Home and Items go back in the normal state 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8">
          <table:table-cell table:style-name="ce10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style-name="ce47" office:value-type="string">
            <text:p>SNF_IPA_APP_21</text:p>
          </table:table-cell>
          <table:table-cell table:style-name="ce113" office:value-type="float" office:value="1">
            <text:p>001</text:p>
          </table:table-cell>
          <table:table-cell table:style-name="ce120" office:value-type="string">
            <text:p>Mobile/IPad/Application/Back</text:p>
          </table:table-cell>
          <table:table-cell table:style-name="ce56" office:value-type="string">
            <text:p>Back application that opening</text:p>
          </table:table-cell>
          <table:table-cell table:style-name="ce132" office:value-type="string">
            <text:p>Step 1: Back application</text:p>
          </table:table-cell>
          <table:table-cell table:style-name="ce131" office:value-type="string">
            <text:p><text:span text:style-name="T8">- Start the application on mobile device </text:span></text:p>
            <text:p><text:span text:style-name="T8">- Sign in with valid user name /password</text:span></text:p>
            <text:p><text:span text:style-name="T8">- In Home screen: touch on an existing application</text:span></text:p>
            <text:p><text:span text:style-name="T8">→ </text:span><text:span text:style-name="T8">Content application is displayed</text:span></text:p>
            <text:p><text:span text:style-name="T8">- then, touch on [Back] button <text:s/>on the left in the Navigation bar</text:span></text:p>
          </table:table-cell>
          <table:table-cell table:style-name="ce130" office:value-type="string">
            <text:p>Selected application screen is closed and Home screen is come back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2">
          <table:table-cell table:style-name="ce10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style-name="ce47" office:value-type="string">
            <text:p>SNF_IPA_DAB_22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Gadget/List View</text:p>
          </table:table-cell>
          <table:table-cell table:style-name="ce56" office:value-type="string">
            <text:p>Gadget List View</text:p>
          </table:table-cell>
          <table:table-cell table:style-name="ce132" office:value-type="string">
            <text:p>Step 1: List View</text:p>
          </table:table-cell>
          <table:table-cell table:style-name="ce131" office:value-type="string">
            <text:p><text:span text:style-name="T4">- Start the application on mobile device </text:span></text:p>
            <text:p><text:span text:style-name="T4">- Sign in with valid user name /password</text:span></text:p>
            <text:p><text:span text:style-name="T4">- touch on an [Dashboard] application in Home Page</text:span></text:p>
          </table:table-cell>
          <table:table-cell table:style-name="ce130" office:value-type="string">
            <text:p>- Gadgets will be organized in the table view (list View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2">
          <table:table-cell table:style-name="ce10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style-name="ce47" office:value-type="string">
            <text:p>SNF_IPA_DAB_23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Gadget/Scroll List View</text:p>
          </table:table-cell>
          <table:table-cell table:style-name="ce56" office:value-type="string">
            <text:p>Scroll Gadget in List View</text:p>
          </table:table-cell>
          <table:table-cell table:style-name="ce132" office:value-type="string">
            <text:p>Step 1: Scroll in List View</text:p>
          </table:table-cell>
          <table:table-cell table:style-name="ce130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touch on an [Dashboard] application in Home Page</text:span></text:p>
            <text:p>- Touch on Gadgets List, keep and split vertically</text:p>
          </table:table-cell>
          <table:table-cell table:style-name="ce130" office:value-type="string">
            <text:p>- <text:s/>List view will be scrolled to move to other gadgets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3">
          <table:table-cell table:style-name="ce10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style-name="ce47" office:value-type="string">
            <text:p>SNF_IPA_DAB_24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Gadget/Grid View</text:p>
          </table:table-cell>
          <table:table-cell table:style-name="ce56" office:value-type="string">
            <text:p>Gadget Grid View</text:p>
          </table:table-cell>
          <table:table-cell table:style-name="ce132" office:value-type="string">
            <text:p>Step 1: <text:s/>Grid View</text:p>
          </table:table-cell>
          <table:table-cell table:style-name="ce130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touch on an [Dashboard] application in Home Page</text:span></text:p>
            <text:p>- Touch on the Grid button</text:p>
          </table:table-cell>
          <table:table-cell table:style-name="ce130" office:value-type="string">
            <text:p>- Gadgets will be organized in the other view (grid view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4">
          <table:table-cell table:style-name="ce10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style-name="ce47" office:value-type="string">
            <text:p>SNF_IPA_DAB_25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Gadget/Scroll Grid View</text:p>
          </table:table-cell>
          <table:table-cell table:style-name="ce56" office:value-type="string">
            <text:p>Scroll Gadget in Grid View</text:p>
          </table:table-cell>
          <table:table-cell table:style-name="ce132" office:value-type="string">
            <text:p>Step 1: Scroll in Grid View</text:p>
          </table:table-cell>
          <table:table-cell table:style-name="ce130" office:value-type="string"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touch on an [Dashboard] application in Home Page</text:span></text:p>
            <text:p>- Touch on Gadgets Grid, keep and split horizontally</text:p>
          </table:table-cell>
          <table:table-cell table:style-name="ce130" office:value-type="string">
            <text:p>- Grid view will be scrolled to move other gadgets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5">
          <table:table-cell table:style-name="ce10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style-name="ce47" office:value-type="string">
            <text:p>SNF_IPA_DAB_26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Dashboard tabs</text:p>
          </table:table-cell>
          <table:table-cell table:style-name="ce56" office:value-type="string">
            <text:p>View Dashboard tabs</text:p>
          </table:table-cell>
          <table:table-cell table:style-name="ce132" office:value-type="string">
            <text:p>Step 1: View Dashboard tabs</text:p>
          </table:table-cell>
          <table:table-cell table:style-name="ce130" office:value-type="string">
            <text:p>- Create some dashboard tabs on PLF 3.0 via browser.</text:p>
            <text:p><text:span text:style-name="T5">- Start the application on mobile device </text:span></text:p>
            <text:p><text:span text:style-name="T5">- Sign in with valid user name /password</text:span></text:p>
            <text:p><text:span text:style-name="T5">- touch on an [Dashboard] application in Home Page</text:span></text:p>
          </table:table-cell>
          <table:table-cell table:style-name="ce130" office:value-type="string">
            <text:p>- All tab names will be displayed 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6">
          <table:table-cell table:style-name="ce10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style-name="ce47" office:value-type="string">
            <text:p>SNF_IPA_DAB_27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update tabs</text:p>
          </table:table-cell>
          <table:table-cell table:style-name="ce56" office:value-type="string">
            <text:p>Update Dashboard tabs</text:p>
          </table:table-cell>
          <table:table-cell table:style-name="ce132" office:value-type="string">
            <text:p>Step 1: Update Dashboard tab tabs</text:p>
          </table:table-cell>
          <table:table-cell table:style-name="ce137" office:value-type="string">
            <text:p>- Create new more some dashboard tabs or delete some existed dashboard tabs</text:p>
            <text:p><text:span text:style-name="T5">- Start the application on mobile device </text:span></text:p>
            <text:p><text:span text:style-name="T5">- Sign out &amp; Sign in again or exit application → start application → sign in</text:span></text:p>
            <text:p><text:span text:style-name="T5">- Touch on [Dashboard] application in Home page and <text:s/>then touch on tab</text:span></text:p>
          </table:table-cell>
          <table:table-cell table:style-name="ce130" office:value-type="string">
            <text:p>- <text:s/>Dashboard tabs list will be updated (added or removed)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37">
          <table:table-cell table:style-name="ce10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style-name="ce47" office:value-type="string">
            <text:p>SNF_IPA_DAB_28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Gadget List</text:p>
          </table:table-cell>
          <table:table-cell table:style-name="ce57" office:value-type="string">
            <text:p>View gadget list in Dashboard</text:p>
          </table:table-cell>
          <table:table-cell table:style-name="ce133" office:value-type="string">
            <text:p>Step 1: View Gadget List</text:p>
          </table:table-cell>
          <table:table-cell table:style-name="ce137" office:value-type="string">
            <text:p><text:span text:style-name="T3">- Add some gadget into tabs on PLF 3.0 via browser.</text:span></text:p>
            <text:p><text:span text:style-name="T5">- Start the application on mobile device </text:span></text:p>
            <text:p><text:span text:style-name="T5">- Sign in with valid User Name/Password</text:span></text:p>
            <text:p><text:span text:style-name="T5">- Touch on [Dashboard] application in Home pag</text:span></text:p>
            <text:p><text:span text:style-name="T3">- Touch on Gadget tab item</text:span></text:p>
          </table:table-cell>
          <table:table-cell table:style-name="ce130" office:value-type="string">
            <text:p>- All gadgets added will be display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38">
          <table:table-cell table:style-name="ce10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style-name="ce47" office:value-type="string">
            <text:p>SNF_IPA_DAB_29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Update Gadget List</text:p>
          </table:table-cell>
          <table:table-cell table:style-name="ce57" office:value-type="string">
            <text:p>Update gadget list in Dashboard</text:p>
          </table:table-cell>
          <table:table-cell table:style-name="ce132" office:value-type="string">
            <text:p>Step 1: Update Gadget List</text:p>
          </table:table-cell>
          <table:table-cell table:style-name="ce137" office:value-type="string">
            <text:p><text:span text:style-name="T3">- Added new more some gadget into dashboard tabs or delete some existed gadgets via browser</text:span></text:p>
            <text:p><text:span text:style-name="T5">- Start the application on mobile device </text:span></text:p>
            <text:p><text:span text:style-name="T3">- Sign out &amp; Sign in again or exit application → start application → sign in </text:span></text:p>
            <text:p><text:span text:style-name="T5">- Touch on [Dashboard] application in Home page</text:span></text:p>
            <text:p><text:span text:style-name="T3">- Touch on Gadget tab item</text:span></text:p>
          </table:table-cell>
          <table:table-cell table:style-name="ce130" office:value-type="string">
            <text:p>- Gadget List will be updated (added or removed)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39">
          <table:table-cell table:style-name="ce10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style-name="ce47" office:value-type="string">
            <text:p>SNF_IPA_DAB_30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ashboard/Launch</text:p>
          </table:table-cell>
          <table:table-cell table:style-name="ce57" office:value-type="string">
            <text:p>View Content of Gadget</text:p>
          </table:table-cell>
          <table:table-cell table:style-name="ce132" office:value-type="string">
            <text:p>Step 1: Gadget Content</text:p>
          </table:table-cell>
          <table:table-cell table:style-name="ce137" office:value-type="string">
            <text:p><text:span text:style-name="T3">- Added new more some gadget into dashboard tabs or delete some existed gadgets via browser</text:span></text:p>
            <text:p><text:span text:style-name="T5">- Start the application on mobile device </text:span></text:p>
            <text:p><text:span text:style-name="T3">- Sign out &amp; Sign in again or exit application → start application → sign in </text:span></text:p>
            <text:p><text:span text:style-name="T5">- Touch on [Dashboard] application in Home page</text:span></text:p>
            <text:p>- Touch on each Gadget tab</text:p>
            <text:p>- select any Gadget item in the Gadget list</text:p>
          </table:table-cell>
          <table:table-cell table:style-name="ce130" office:value-type="string">
            <text:p>- An Activity indicator will show to indicate that the gadget application is in the loading progress.</text:p>
            <text:p>- Then gadget application will be showed on the screen.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22">
          <table:table-cell table:style-name="ce10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style-name="ce47" office:value-type="string">
            <text:p>SNF_IPA_CHA_31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 Open Chat application</text:p>
          </table:table-cell>
          <table:table-cell table:style-name="ce56" office:value-type="string">
            <text:p>View Chat application screen</text:p>
          </table:table-cell>
          <table:table-cell table:style-name="ce132" office:value-type="string">
            <text:p>Step 1: Open Chat application 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</table:table-cell>
          <table:table-cell table:style-name="ce137" office:value-type="string">
            <text:p><text:span text:style-name="T3">- Chat application will be showed on the screen with list of contacts.</text:span></text:p>
            <text:p><text:span text:style-name="T3">- Online user will be showed with green icon. Offline user will be showed with gray icon.</text:span></text:p>
          </table:table-cell>
          <table:table-cell table:style-name="ce143" office:value-type="string">
            <text:p>High</text:p>
          </table:table-cell>
          <table:table-cell table:style-name="ce145"/>
          <table:table-cell table:style-name="ce148" table:number-columns-repeated="6"/>
          <table:table-cell table:style-name="ce145" table:number-columns-repeated="2"/>
          <table:table-cell table:style-name="ce129" table:number-columns-repeated="238"/>
          <table:table-cell table:number-columns-repeated="768"/>
        </table:table-row>
        <table:table-row table:style-name="ro40">
          <table:table-cell table:style-name="ce10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style-name="ce47" office:value-type="string">
            <text:p>SNF_IPA_CHA_32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Close Chat application</text:p>
          </table:table-cell>
          <table:table-cell table:style-name="ce56" office:value-type="string">
            <text:p>Close Chat application screen</text:p>
          </table:table-cell>
          <table:table-cell table:style-name="ce132" office:value-type="string">
            <text:p>Step 1: Closing Chat application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- Touch on the [Close] button on the navigation bar.</text:p>
          </table:table-cell>
          <table:table-cell table:style-name="ce130" office:value-type="string">
            <text:p>- Chat application will closed and back to Home screen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1">
          <table:table-cell table:style-name="ce10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style-name="ce47" office:value-type="string">
            <text:p>SNF_IPA_CHA_33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Open Chat window</text:p>
          </table:table-cell>
          <table:table-cell table:style-name="ce56" office:value-type="string">
            <text:p>View Chat window</text:p>
          </table:table-cell>
          <table:table-cell table:style-name="ce132" office:value-type="string">
            <text:p>Step 1: Open Chat window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- Touch on <text:s/>any person in the contact list</text:p>
          </table:table-cell>
          <table:table-cell table:style-name="ce130" office:value-type="string">
            <text:p>- The chat window will be showed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2">
          <table:table-cell table:style-name="ce10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style-name="ce47" office:value-type="string">
            <text:p>SNF_IPA_CHA_34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Close Chat window</text:p>
          </table:table-cell>
          <table:table-cell table:style-name="ce56" office:value-type="string">
            <text:p>Close Chat window</text:p>
          </table:table-cell>
          <table:table-cell table:style-name="ce132" office:value-type="string">
            <text:p>Step 1: Closing Chat window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<text:span text:style-name="T3">- Touch on <text:s/>any person in the contact list</text:span></text:p>
            <text:p>- Touch on [Close] button on the navigation bar</text:p>
          </table:table-cell>
          <table:table-cell table:style-name="ce130" office:value-type="string">
            <text:p>- Chat window will closed and back to Contact list screen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3">
          <table:table-cell table:style-name="ce10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style-name="ce47" office:value-type="string">
            <text:p>SNF_IPA_CHA_35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Typing message</text:p>
          </table:table-cell>
          <table:table-cell table:style-name="ce56" office:value-type="string">
            <text:p>Typing message</text:p>
          </table:table-cell>
          <table:table-cell table:style-name="ce132" office:value-type="string">
            <text:p>Step 1: Typing message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<text:span text:style-name="T3">- Touch on <text:s/>any person in the contact list</text:span></text:p>
            <text:p>- Input message into text box on chat window</text:p>
          </table:table-cell>
          <table:table-cell table:style-name="ce130" office:value-type="string">
            <text:p>- The keyboard display &amp; the Chat window will be move up.</text:p>
            <text:p>- Touch on other area (differ from keyboard area), the keyboard will be hidden and the Chat window move dow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4">
          <table:table-cell table:style-name="ce10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style-name="ce47" office:value-type="string">
            <text:p>SNF_IPA_CHA_36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/Send message</text:p>
          </table:table-cell>
          <table:table-cell table:style-name="ce56" office:value-type="string">
            <text:p>Send message</text:p>
          </table:table-cell>
          <table:table-cell table:style-name="ce132" office:value-type="string">
            <text:p>Step 1: Sending message</text:p>
          </table:table-cell>
          <table:table-cell table:style-name="ce138" office:value-type="string">
            <text:p><text:span text:style-name="T2"><text:s/></text:span><text:span text:style-name="T2">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<text:span text:style-name="T3">- Touch on <text:s/>any person in the contact list</text:span></text:p>
            <text:p>- Typing some characters on chat window</text:p>
            <text:p>- Touch on the Send button.</text:p>
          </table:table-cell>
          <table:table-cell table:style-name="ce138" office:value-type="string">
            <text:p>- The message will be sent to the user, and be displayed in the chat window.</text:p>
            <text:p>- Check from user (on browser or other client) whether message arrived or no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5">
          <table:table-cell table:style-name="ce10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style-name="ce47" office:value-type="string">
            <text:p>SNF_IPA_CHA_37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Clear message</text:p>
          </table:table-cell>
          <table:table-cell table:style-name="ce56" office:value-type="string">
            <text:p>Clear message</text:p>
          </table:table-cell>
          <table:table-cell table:style-name="ce132" office:value-type="string">
            <text:p>Step 1: Clearing message</text:p>
          </table:table-cell>
          <table:table-cell table:style-name="ce138" office:value-type="string">
            <text:p><text:span text:style-name="T2"><text:s/></text:span><text:span text:style-name="T2">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<text:span text:style-name="T3">- Touch on <text:s/>any person in the contact list</text:span></text:p>
            <text:p><text:span text:style-name="T3">- Typing some characters on chat window and send</text:span></text:p>
            <text:p>- then Touch on the Clear button on the navigation bar</text:p>
          </table:table-cell>
          <table:table-cell table:style-name="ce138" office:value-type="string">
            <text:p>- All of messages on the Chat window will be clea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6">
          <table:table-cell table:style-name="ce10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style-name="ce47" office:value-type="string">
            <text:p>SNF_IPA_CHA_38</text:p>
          </table:table-cell>
          <table:table-cell table:style-name="ce113" office:value-type="float" office:value="1">
            <text:p>001</text:p>
          </table:table-cell>
          <table:table-cell table:style-name="ce122" office:value-type="string">
            <text:p>Mobile/IPad/Chat /Back Chat Previous</text:p>
          </table:table-cell>
          <table:table-cell table:style-name="ce56" office:value-type="string">
            <text:p>Back to user chat previous</text:p>
          </table:table-cell>
          <table:table-cell table:style-name="ce132" office:value-type="string">
            <text:p>Step 1: Go back to chat with <text:s/>previous user.</text:p>
          </table:table-cell>
          <table:table-cell table:style-name="ce131" office:value-type="string">
            <text:p><text:span text:style-name="T2">- Start the application on mobile device </text:span></text:p>
            <text:p><text:span text:style-name="T9">- Sign In with valid User name/Password</text:span></text:p>
            <text:p><text:span text:style-name="T9">- Touch on [Chat] application on Home page</text:span></text:p>
            <text:p><text:span text:style-name="T10">- In the contact list, select any user to chat.</text:span></text:p>
            <text:p><text:span text:style-name="T10">- send some messages to him (her)-first person</text:span></text:p>
            <text:p><text:span text:style-name="T10">- close the chat window to go back the contact list.</text:span></text:p>
            <text:p><text:span text:style-name="T10">- select another user.</text:span></text:p>
            <text:p><text:span text:style-name="T10">- send some messages to him (her)-second person</text:span></text:p>
            <text:p><text:span text:style-name="T10">- close the chat window to go back the contact list again.</text:span></text:p>
            <text:p><text:span text:style-name="T10">- select the first user again.</text:span></text:p>
          </table:table-cell>
          <table:table-cell table:style-name="ce130" office:value-type="string">
            <text:p>- All the old message sent to first person (or message come from him) still remain on the chat window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7">
          <table:table-cell table:style-name="ce10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style-name="ce47" office:value-type="string">
            <text:p>SNF_IPA_CHA_39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Chat /Notify message</text:p>
          </table:table-cell>
          <table:table-cell table:style-name="ce56" office:value-type="string">
            <text:p>Notify message</text:p>
          </table:table-cell>
          <table:table-cell table:style-name="ce132" office:value-type="string">
            <text:p>Step 1: Check Notifying new message.</text:p>
          </table:table-cell>
          <table:table-cell table:style-name="ce138" office:value-type="string">
            <text:p><text:span text:style-name="T11">- Start the application on mobile device </text:span></text:p>
            <text:p><text:span text:style-name="T3">- Sign In with valid User name/Password</text:span></text:p>
            <text:p><text:span text:style-name="T3">- Touch on [Chat] application on Home page</text:span></text:p>
            <text:p>- In the contact list, select any user to chat to move to the chat window.</text:p>
            <text:p>- send message from another person in the contact list (using browser or chat client)</text:p>
          </table:table-cell>
          <table:table-cell table:style-name="ce138" office:value-type="string">
            <text:p>- One notification icon will be showed on the Application Toolbar.</text:p>
            <text:p>- Go back to the main Chat application (the screen with contact list), there is notification (red icon) with the number of new message will be showed on user icon.</text:p>
            <text:p>- Touch on user <text:s/>(user with new messages), all notification icons will be hidd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8">
          <table:table-cell table:style-name="ce10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style-name="ce47" office:value-type="string">
            <text:p>SNF_IPA_CHA_40</text:p>
          </table:table-cell>
          <table:table-cell table:style-name="ce113" office:value-type="float" office:value="1">
            <text:p>001</text:p>
          </table:table-cell>
          <table:table-cell table:style-name="ce122" office:value-type="string">
            <text:p>Mobile/IPad//Documents/Open Document Application</text:p>
          </table:table-cell>
          <table:table-cell table:style-name="ce60" office:value-type="string">
            <text:p>View Documents application</text:p>
          </table:table-cell>
          <table:table-cell table:style-name="ce132" office:value-type="string">
            <text:p>Step 1: Open Document application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] application on Home page</text:span></text:p>
          </table:table-cell>
          <table:table-cell table:style-name="ce142" office:value-type="string">
            <text:p>- An Activity indicator will show on the navigation bar to indicate that the Document application is in the loading progress.</text:p>
            <text:p>- After loading progress finishes, Document application will be showed on the screen with items list in user's personal driver .</text:p>
            <text:p>- Folder items will be showed with folder icon.</text:p>
            <text:p>- File items will be showed with icon suitable with file format. 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8">
          <table:table-cell table:style-name="ce10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style-name="ce47" office:value-type="string">
            <text:p>SNF_IPA_DOC_41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Close Documents application</text:p>
          </table:table-cell>
          <table:table-cell table:style-name="ce60" office:value-type="string">
            <text:p>Close Documents application</text:p>
          </table:table-cell>
          <table:table-cell table:style-name="ce132" office:value-type="string">
            <text:p>Step 1: Close Document application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- then Touch on [Close] button on Navigation bar screen..</text:p>
          </table:table-cell>
          <table:table-cell table:style-name="ce142" office:value-type="string">
            <text:p>- An Activity indicator will show on the navigation bar to indicate that the Documents application is in the loading progress.</text:p>
            <text:p>- After loading progress finishes, Documents application will be showed on the screen with items list in user's personal driver .</text:p>
            <text:p>- Folder items will be showed with folder icon.</text:p>
            <text:p>- File items will be showed with icon suitable with file forma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9">
          <table:table-cell table:style-name="ce10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style-name="ce47" office:value-type="string">
            <text:p>SNF_IPA_DOC_42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View Folder</text:p>
          </table:table-cell>
          <table:table-cell table:style-name="ce56" office:value-type="string">
            <text:p>View Folder</text:p>
          </table:table-cell>
          <table:table-cell table:style-name="ce134" office:value-type="string">
            <text:p>Step 1: Open Folder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- Touch on any item with folder icon.</text:p>
          </table:table-cell>
          <table:table-cell table:style-name="ce142" office:value-type="string">
            <text:p><text:span text:style-name="T3">- An Activity indicator will show on the navigation bar to indicate that items in the folder are in the loading progress.</text:span></text:p>
            <text:p><text:span text:style-name="T3">- After loading progress finishes, items in this folder will be showed.</text:span></text:p>
            <text:p><text:span text:style-name="T3">- Folder items will be showed with folder icon.</text:span></text:p>
            <text:p><text:span text:style-name="T3">- File items will be showed with icon suitable with file format.</text:span>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3">
          <table:table-cell table:style-name="ce10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style-name="ce47" office:value-type="string">
            <text:p>SNF_IPA_DOC_43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Back Folder List </text:p>
          </table:table-cell>
          <table:table-cell table:style-name="ce60" office:value-type="string">
            <text:p>Back Folder List </text:p>
          </table:table-cell>
          <table:table-cell table:style-name="ce132" office:value-type="string">
            <text:p>Step 1: Go back to Folder list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any item in folder list</text:span></text:p>
            <text:p>- Touch on the Back button on the navigation bar.</text:p>
          </table:table-cell>
          <table:table-cell table:style-name="ce142" office:value-type="string">
            <text:p>- Document application will shown with Folder list screen</text:p>
            <text:p>- Folder items will be showed with folder icon.</text:p>
            <text:p>- File items will be showed with icon suitable with file format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50">
          <table:table-cell table:style-name="ce10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style-name="ce47" office:value-type="string">
            <text:p>SNF_IPA_DOC_44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View File</text:p>
          </table:table-cell>
          <table:table-cell table:style-name="ce57" office:value-type="string">
            <text:p>View a File</text:p>
          </table:table-cell>
          <table:table-cell table:style-name="ce132" office:value-type="string">
            <text:p>Step 1: Open a File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- Touch on any file items (such as image, document, music...)</text:p>
          </table:table-cell>
          <table:table-cell table:style-name="ce142" office:value-type="string">
            <text:p>- The file content will be showed on the scre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19">
          <table:table-cell table:style-name="ce10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style-name="ce47" office:value-type="string">
            <text:p>SNF_IPA_DOC_45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Open Menu Action</text:p>
          </table:table-cell>
          <table:table-cell table:style-name="ce60" office:value-type="string">
            <text:p>View menu action of File/Folder</text:p>
          </table:table-cell>
          <table:table-cell table:style-name="ce132" office:value-type="string">
            <text:p>Step 1: Show action dialog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- Touch on the actions button on each item to show the action dialog</text:p>
          </table:table-cell>
          <table:table-cell table:style-name="ce142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51">
          <table:table-cell table:style-name="ce10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style-name="ce47" office:value-type="string">
            <text:p>SNF_IPA_DOC_46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Close Menu Action</text:p>
          </table:table-cell>
          <table:table-cell table:style-name="ce60" office:value-type="string">
            <text:p>Close menu action of File/Folder</text:p>
          </table:table-cell>
          <table:table-cell table:style-name="ce132" office:value-type="string">
            <text:p>Step 1: Closing action dialog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each item to show the action dialog</text:span></text:p>
            <text:p>- Touch on the [Close] button to close the action dialog</text:p>
          </table:table-cell>
          <table:table-cell table:style-name="ce142" office:value-type="string">
            <text:p>- The action dialog will be hidden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52">
          <table:table-cell table:style-name="ce10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style-name="ce47" office:value-type="string">
            <text:p>SNF_IPA_DOC_47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Action /Delete </text:p>
          </table:table-cell>
          <table:table-cell table:style-name="ce61" office:value-type="string">
            <text:p>Delete a File/Folder</text:p>
          </table:table-cell>
          <table:table-cell table:style-name="ce132" office:value-type="string">
            <text:p>Step 1: Deleting a File/Folder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any File/Folder and select [Delete] action on menu</text:span></text:p>
          </table:table-cell>
          <table:table-cell table:style-name="ce142" office:value-type="string">
            <text:p>Selected File/Folder will be deleted and removed from list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8">
          <table:table-cell table:style-name="ce10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style-name="ce47" office:value-type="string">
            <text:p>SNF_IPA_DOC_48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Action /Copy</text:p>
          </table:table-cell>
          <table:table-cell table:style-name="ce62" office:value-type="string">
            <text:p>Copy/Paste a File/Folder</text:p>
          </table:table-cell>
          <table:table-cell table:style-name="ce132" office:value-type="string">
            <text:p>Step 1: Copying a File/Folder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any File/Folder and select [copy] action on it.</text:span></text:p>
            <text:p>- then touch on action button of another folder and select [Paste] action.</text:p>
          </table:table-cell>
          <table:table-cell table:style-name="ce142" office:value-type="string">
            <text:p>- Selected file/folder will be copied to the new folder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48">
          <table:table-cell table:style-name="ce10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style-name="ce47" office:value-type="string">
            <text:p>SNF_IPA_DOC_49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Action /Move</text:p>
          </table:table-cell>
          <table:table-cell table:style-name="ce62" office:value-type="string">
            <text:p>Cut/Paste a File/Folder</text:p>
          </table:table-cell>
          <table:table-cell table:style-name="ce132" office:value-type="string">
            <text:p>Step 1: Moving</text:p>
          </table:table-cell>
          <table:table-cell table:style-name="ce138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any File/Folder and <text:s/>select [Move] action on it.</text:span></text:p>
            <text:p><text:span text:style-name="T3">- then touch on action button of another folder and select [Paste] action.</text:span></text:p>
          </table:table-cell>
          <table:table-cell table:style-name="ce142" office:value-type="string">
            <text:p>- Selected file/folder will be moved to the new folder.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53">
          <table:table-cell table:style-name="ce105"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style-name="ce47" office:value-type="string">
            <text:p>SNF_IPA_DOC_50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Action /Create new Folder</text:p>
          </table:table-cell>
          <table:table-cell table:style-name="ce56" office:value-type="string">
            <text:p>Create new Folder</text:p>
          </table:table-cell>
          <table:table-cell table:style-name="ce132" office:value-type="string">
            <text:p>Step 1: Creating new folder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any File/Folder and select [Create new folder] on menu</text:span></text:p>
            <text:p>- A dialog will be showed in order to user input the name for folder.</text:p>
            <text:p>- Touch on OK button</text:p>
            <text:p/>
          </table:table-cell>
          <table:table-cell table:style-name="ce137" office:value-type="string">
            <text:p><text:s/>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53">
          <table:table-cell table:style-name="ce105"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style-name="ce47" office:value-type="string">
            <text:p>SNF_IPA_DOC_51</text:p>
          </table:table-cell>
          <table:table-cell table:style-name="ce113" office:value-type="float" office:value="1">
            <text:p>001</text:p>
          </table:table-cell>
          <table:table-cell table:style-name="ce121" office:value-type="string">
            <text:p>Mobile/IPad/Documents/Action /Rename</text:p>
          </table:table-cell>
          <table:table-cell table:style-name="ce56" office:value-type="string">
            <text:p>Rename Folder</text:p>
          </table:table-cell>
          <table:table-cell table:style-name="ce132" office:value-type="string">
            <text:p>Step 1: Renaming File/Folder</text:p>
          </table:table-cell>
          <table:table-cell table:style-name="ce130" office:value-type="string">
            <text:p><text:span text:style-name="T2">- Start the application on mobile device </text:span></text:p>
            <text:p><text:span text:style-name="T3">- Sign In with valid User name/Password</text:span></text:p>
            <text:p><text:span text:style-name="T3">- Touch on [Documents] application on Home page</text:span></text:p>
            <text:p><text:span text:style-name="T3">- Touch on the actions button on any File/Folder and select [rename] action on menu</text:span></text:p>
            <text:p>- A dialog will be showed in order to user input the new name for item.</text:p>
            <text:p>- Touch on OK button</text:p>
            <text:p/>
          </table:table-cell>
          <table:table-cell table:style-name="ce137" office:value-type="string">
            <text:p>- The item will be renamed and updated in the table View</text:p>
          </table:table-cell>
          <table:table-cell table:style-name="ce143" office:value-type="string">
            <text:p>High</text:p>
          </table:table-cell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9" table:number-rows-repeated="2">
          <table:table-cell table:number-columns-repeated="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9">
          <table:table-cell table:number-columns-repeated="6"/>
          <table:table-cell office:value-type="string">
            <text:p><text:s/></text:p>
          </table:table-cell>
          <table:table-cell table:number-columns-repeated="2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9" table:number-rows-repeated="3">
          <table:table-cell table:number-columns-repeated="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9">
          <table:table-cell table:style-name="ce102" table:number-columns-repeated="3"/>
          <table:table-cell table:style-name="ce118"/>
          <table:table-cell table:style-name="ce127"/>
          <table:table-cell table:style-name="ce135" table:number-columns-repeated="3"/>
          <table:table-cell table:style-name="ce12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9" table:number-rows-repeated="8">
          <table:table-cell table:style-name="ce102" table:number-columns-repeated="3"/>
          <table:table-cell table:style-name="ce118"/>
          <table:table-cell table:style-name="ce127"/>
          <table:table-cell table:style-name="ce129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54">
          <table:table-cell table:style-name="ce102" table:number-columns-repeated="3"/>
          <table:table-cell table:style-name="ce118"/>
          <table:table-cell table:style-name="ce127"/>
          <table:table-cell table:style-name="ce129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9" table:number-rows-repeated="2">
          <table:table-cell table:style-name="ce102" table:number-columns-repeated="3"/>
          <table:table-cell table:style-name="ce118"/>
          <table:table-cell table:style-name="ce127"/>
          <table:table-cell table:style-name="ce129" table:number-columns-repeated="4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9" table:number-rows-repeated="17">
          <table:table-cell table:number-columns-repeated="9"/>
          <table:table-cell table:style-name="ce144"/>
          <table:table-cell table:style-name="ce148" table:number-columns-repeated="6"/>
          <table:table-cell table:style-name="ce144" table:number-columns-repeated="2"/>
          <table:table-cell table:style-name="ce129" table:number-columns-repeated="238"/>
          <table:table-cell table:number-columns-repeated="768"/>
        </table:table-row>
        <table:table-row table:style-name="ro9" table:number-rows-repeated="32">
          <table:table-cell table:number-columns-repeated="1024"/>
        </table:table-row>
        <table:table-row table:style-name="ro9" table:number-rows-repeated="12">
          <table:table-cell table:number-columns-repeated="9"/>
          <table:table-cell table:style-name="ce129" table:number-columns-repeated="247"/>
          <table:table-cell table:number-columns-repeated="768"/>
        </table:table-row>
        <table:table-row table:style-name="ro9" table:number-rows-repeated="104843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2" table:default-cell-style-name="ce47"/>
        <table:table-column table:style-name="co18" table:default-cell-style-name="ce138"/>
        <table:table-column table:style-name="co19" table:default-cell-style-name="ce138"/>
        <table:table-column table:style-name="co20" table:default-cell-style-name="ce56"/>
        <table:table-column table:style-name="co21" table:default-cell-style-name="ce138"/>
        <table:table-column table:style-name="co8" table:default-cell-style-name="ce158"/>
        <table:table-column table:style-name="co8" table:number-columns-repeated="243" table:default-cell-style-name="ce160"/>
        <table:table-row table:style-name="ro55">
          <table:table-cell table:style-name="ce152" office:value-type="string" table:number-columns-spanned="5" table:number-rows-spanned="2">
            <text:p>Ipad SniffTest List</text:p>
          </table:table-cell>
          <table:covered-table-cell table:style-name="ce155"/>
          <table:covered-table-cell table:style-name="ce155"/>
          <table:covered-table-cell table:style-name="ce155"/>
          <table:covered-table-cell table:style-name="ce155"/>
          <table:table-cell table:style-name="ce46" office:value-type="string" table:number-columns-spanned="1" table:number-rows-spanned="3">
            <text:p>Cases</text:p>
          </table:table-cell>
          <table:table-cell table:style-name="Default" table:number-columns-repeated="243"/>
        </table:table-row>
        <table:table-row table:style-name="ro55">
          <table:covered-table-cell table:style-name="ce153"/>
          <table:covered-table-cell table:style-name="ce155"/>
          <table:covered-table-cell table:style-name="ce155"/>
          <table:covered-table-cell table:style-name="ce155"/>
          <table:covered-table-cell table:style-name="ce155"/>
          <table:covered-table-cell table:style-name="ce46" office:value-type="string">
            <text:p>Cases</text:p>
          </table:covered-table-cell>
          <table:table-cell table:style-name="Default" table:number-columns-repeated="243"/>
        </table:table-row>
        <table:table-row table:style-name="ro56">
          <table:table-cell table:style-name="ce46" office:value-type="string">
            <text:p>ID</text:p>
          </table:table-cell>
          <table:table-cell table:style-name="ce46" office:value-type="string">
            <text:p>Portlet</text:p>
          </table:table-cell>
          <table:table-cell table:style-name="ce46" office:value-type="string">
            <text:p>Functional Group</text:p>
          </table:table-cell>
          <table:table-cell table:style-name="ce46" office:value-type="string">
            <text:p>Functionality</text:p>
          </table:table-cell>
          <table:table-cell table:style-name="ce46" office:value-type="string">
            <text:p>Functionality summary</text:p>
          </table:table-cell>
          <table:covered-table-cell table:style-name="ce46" office:value-type="string">
            <text:p>Cases</text:p>
          </table:covered-table-cell>
          <table:table-cell table:style-name="Default" table:number-columns-repeated="243"/>
        </table:table-row>
        <table:table-row table:style-name="ro57">
          <table:table-cell office:value-type="string">
            <text:p>SNF_IPA_LGN_01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valid user/password</text:p>
          </table:table-cell>
          <table:table-cell/>
          <table:table-cell table:formula="of:=SUMPRODUCT(([SniffTest.B$7:SniffTest.B$929]=[.$A4])*([SniffTest.A$7:SniffTest.A$929]&lt;&gt;&quot;&quot;))" office:value-type="float" office:value="1">
            <text:p>1</text:p>
          </table:table-cell>
          <table:table-cell table:style-name="Default"/>
          <table:table-cell table:number-columns-repeated="242"/>
        </table:table-row>
        <table:table-row table:style-name="ro57">
          <table:table-cell office:value-type="string">
            <text:p>SNF_IPA_LGN_02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invalid user name</text:p>
          </table:table-cell>
          <table:table-cell/>
          <table:table-cell table:formula="of:=SUMPRODUCT(([SniffTest.B$7:SniffTest.B$929]=[.$A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LGN_03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table:style-name="ce55" office:value-type="string">
            <text:p>Sign in an eXo server with invalid password</text:p>
          </table:table-cell>
          <table:table-cell/>
          <table:table-cell table:formula="of:=SUMPRODUCT(([SniffTest.B$7:SniffTest.B$929]=[.$A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A_LGN_04</text:p>
          </table:table-cell>
          <table:table-cell office:value-type="string">
            <text:p>Ipad</text:p>
          </table:table-cell>
          <table:table-cell table:style-name="ce120" office:value-type="string">
            <text:p>Mobile/IPad/Authenticate</text:p>
          </table:table-cell>
          <table:table-cell office:value-type="string">
            <text:p>Sign in an eXo server <text:s/>with Remember User &amp; Password</text:p>
          </table:table-cell>
          <table:table-cell table:style-name="ce157"/>
          <table:table-cell table:formula="of:=SUMPRODUCT(([SniffTest.B$7:SniffTest.B$929]=[.$A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LGN_05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7" office:value-type="string">
            <text:p>Sign in an eXo server with Auto Sign In option</text:p>
          </table:table-cell>
          <table:table-cell table:style-name="ce157"/>
          <table:table-cell table:formula="of:=SUMPRODUCT(([SniffTest.B$7:SniffTest.B$929]=[.$A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LGO_06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5" office:value-type="string">
            <text:p>Logout of Home Screen</text:p>
          </table:table-cell>
          <table:table-cell/>
          <table:table-cell table:formula="of:=SUMPRODUCT(([SniffTest.B$7:SniffTest.B$929]=[.$A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SET_07</text:p>
          </table:table-cell>
          <table:table-cell office:value-type="string">
            <text:p>Ipad</text:p>
          </table:table-cell>
          <table:table-cell table:style-name="ce120" office:value-type="string">
            <text:p>Setting</text:p>
          </table:table-cell>
          <table:table-cell table:style-name="ce55" office:value-type="string">
            <text:p>Display Setting screen</text:p>
          </table:table-cell>
          <table:table-cell/>
          <table:table-cell table:formula="of:=SUMPRODUCT(([SniffTest.B$7:SniffTest.B$929]=[.$A1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SEV_08</text:p>
          </table:table-cell>
          <table:table-cell office:value-type="string">
            <text:p>Ipad</text:p>
          </table:table-cell>
          <table:table-cell table:style-name="ce120" office:value-type="string">
            <text:p>Authenticate</text:p>
          </table:table-cell>
          <table:table-cell table:style-name="ce55" office:value-type="string">
            <text:p>Change server</text:p>
          </table:table-cell>
          <table:table-cell/>
          <table:table-cell table:formula="of:=SUMPRODUCT(([SniffTest.B$7:SniffTest.B$929]=[.$A1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8">
          <table:table-cell office:value-type="string">
            <text:p>SNF_IPA_SEV_09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5" office:value-type="string">
            <text:p>Try to modify the selected server after being authenticate</text:p>
          </table:table-cell>
          <table:table-cell/>
          <table:table-cell table:formula="of:=SUMPRODUCT(([SniffTest.B$7:SniffTest.B$929]=[.$A1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SEV_10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8" office:value-type="string">
            <text:p>Add a server into the list</text:p>
          </table:table-cell>
          <table:table-cell/>
          <table:table-cell table:formula="of:=SUMPRODUCT(([SniffTest.B$7:SniffTest.B$929]=[.$A13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SEV_11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Add an existing server</text:p>
          </table:table-cell>
          <table:table-cell/>
          <table:table-cell table:formula="of:=SUMPRODUCT(([SniffTest.B$7:SniffTest.B$929]=[.$A14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SEV_12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Edit a server</text:p>
          </table:table-cell>
          <table:table-cell table:style-name="ce157"/>
          <table:table-cell table:formula="of:=SUMPRODUCT(([SniffTest.B$7:SniffTest.B$929]=[.$A1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SEV_13</text:p>
          </table:table-cell>
          <table:table-cell office:value-type="string">
            <text:p>Ipad</text:p>
          </table:table-cell>
          <table:table-cell office:value-type="string">
            <text:p>Server List</text:p>
          </table:table-cell>
          <table:table-cell table:style-name="ce59" office:value-type="string">
            <text:p>Delete a server</text:p>
          </table:table-cell>
          <table:table-cell/>
          <table:table-cell table:formula="of:=SUMPRODUCT(([SniffTest.B$7:SniffTest.B$929]=[.$A1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GUI_14</text:p>
          </table:table-cell>
          <table:table-cell office:value-type="string">
            <text:p>Ipad</text:p>
          </table:table-cell>
          <table:table-cell office:value-type="string">
            <text:p>User guide</text:p>
          </table:table-cell>
          <table:table-cell office:value-type="string">
            <text:p>View User guide</text:p>
          </table:table-cell>
          <table:table-cell/>
          <table:table-cell table:formula="of:=SUMPRODUCT(([SniffTest.B$7:SniffTest.B$929]=[.$A1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LAG_15</text:p>
          </table:table-cell>
          <table:table-cell office:value-type="string">
            <text:p>Ipad</text:p>
          </table:table-cell>
          <table:table-cell table:style-name="ce120" office:value-type="string">
            <text:p>Setting language</text:p>
          </table:table-cell>
          <table:table-cell office:value-type="string">
            <text:p>Setting language</text:p>
          </table:table-cell>
          <table:table-cell/>
          <table:table-cell table:formula="of:=SUMPRODUCT(([SniffTest.B$7:SniffTest.B$929]=[.$A1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HOM_16</text:p>
          </table:table-cell>
          <table:table-cell office:value-type="string">
            <text:p>Ipad</text:p>
          </table:table-cell>
          <table:table-cell table:style-name="ce120" office:value-type="string">
            <text:p>Home Screen</text:p>
          </table:table-cell>
          <table:table-cell table:style-name="ce60" office:value-type="string">
            <text:p>Check Home Screen on Horizontal</text:p>
          </table:table-cell>
          <table:table-cell/>
          <table:table-cell table:formula="of:=SUMPRODUCT(([SniffTest.B$7:SniffTest.B$929]=[.$A1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HOM_17</text:p>
          </table:table-cell>
          <table:table-cell office:value-type="string">
            <text:p>Ipad</text:p>
          </table:table-cell>
          <table:table-cell table:style-name="ce120" office:value-type="string">
            <text:p>Home Screen</text:p>
          </table:table-cell>
          <table:table-cell table:style-name="ce60" office:value-type="string">
            <text:p>Check Home Screen on Vertical</text:p>
          </table:table-cell>
          <table:table-cell/>
          <table:table-cell table:formula="of:=SUMPRODUCT(([SniffTest.B$7:SniffTest.B$929]=[.$A2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APP_18</text:p>
          </table:table-cell>
          <table:table-cell office:value-type="string">
            <text:p>Ipad</text:p>
          </table:table-cell>
          <table:table-cell table:style-name="ce120" office:value-type="string">
            <text:p>Application</text:p>
          </table:table-cell>
          <table:table-cell office:value-type="string">
            <text:p>Add Application to Home screen</text:p>
          </table:table-cell>
          <table:table-cell/>
          <table:table-cell table:formula="of:=SUMPRODUCT(([SniffTest.B$7:SniffTest.B$929]=[.$A2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APP_19</text:p>
          </table:table-cell>
          <table:table-cell office:value-type="string">
            <text:p>Ipad</text:p>
          </table:table-cell>
          <table:table-cell table:style-name="ce120" office:value-type="string">
            <text:p>Application</text:p>
          </table:table-cell>
          <table:table-cell office:value-type="string">
            <text:p>Remove Application on Home screen</text:p>
          </table:table-cell>
          <table:table-cell/>
          <table:table-cell table:formula="of:=SUMPRODUCT(([SniffTest.B$7:SniffTest.B$929]=[.$A2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APP_20</text:p>
          </table:table-cell>
          <table:table-cell office:value-type="string">
            <text:p>Ipad</text:p>
          </table:table-cell>
          <table:table-cell table:style-name="ce120" office:value-type="string">
            <text:p>Application</text:p>
          </table:table-cell>
          <table:table-cell office:value-type="string">
            <text:p>Move Application on Home screen</text:p>
          </table:table-cell>
          <table:table-cell/>
          <table:table-cell table:formula="of:=SUMPRODUCT(([SniffTest.B$7:SniffTest.B$929]=[.$A23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APP_21</text:p>
          </table:table-cell>
          <table:table-cell office:value-type="string">
            <text:p>Ipad</text:p>
          </table:table-cell>
          <table:table-cell table:style-name="ce120" office:value-type="string">
            <text:p>Application</text:p>
          </table:table-cell>
          <table:table-cell office:value-type="string">
            <text:p>Back application that opening</text:p>
          </table:table-cell>
          <table:table-cell/>
          <table:table-cell table:formula="of:=SUMPRODUCT(([SniffTest.B$7:SniffTest.B$929]=[.$A24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DAB_22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Gadget List View</text:p>
          </table:table-cell>
          <table:table-cell/>
          <table:table-cell table:formula="of:=SUMPRODUCT(([SniffTest.B$7:SniffTest.B$929]=[.$A2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DAB_23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croll Gadget in List View</text:p>
          </table:table-cell>
          <table:table-cell/>
          <table:table-cell table:formula="of:=SUMPRODUCT(([SniffTest.B$7:SniffTest.B$929]=[.$A2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DAB_24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Gadget Grid View</text:p>
          </table:table-cell>
          <table:table-cell/>
          <table:table-cell table:formula="of:=SUMPRODUCT(([SniffTest.B$7:SniffTest.B$929]=[.$A2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DAB_25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Scroll Gadget in Grid View</text:p>
          </table:table-cell>
          <table:table-cell/>
          <table:table-cell table:formula="of:=SUMPRODUCT(([SniffTest.B$7:SniffTest.B$929]=[.$A2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DAB_26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View Dashboard tabs</text:p>
          </table:table-cell>
          <table:table-cell/>
          <table:table-cell table:formula="of:=SUMPRODUCT(([SniffTest.B$7:SniffTest.B$929]=[.$A2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DAB_27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office:value-type="string">
            <text:p>Update Dashboard tabs</text:p>
          </table:table-cell>
          <table:table-cell/>
          <table:table-cell table:formula="of:=SUMPRODUCT(([SniffTest.B$7:SniffTest.B$929]=[.$A3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DAB_28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View gadget list in Dashboard</text:p>
          </table:table-cell>
          <table:table-cell/>
          <table:table-cell table:formula="of:=SUMPRODUCT(([SniffTest.B$7:SniffTest.B$929]=[.$A3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DAB_29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Update gadget list in Dashboard</text:p>
          </table:table-cell>
          <table:table-cell/>
          <table:table-cell table:formula="of:=SUMPRODUCT(([SniffTest.B$7:SniffTest.B$929]=[.$A3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8">
          <table:table-cell office:value-type="string">
            <text:p>SNF_IPA_DAB_30</text:p>
          </table:table-cell>
          <table:table-cell office:value-type="string">
            <text:p>Ipad</text:p>
          </table:table-cell>
          <table:table-cell office:value-type="string">
            <text:p>Dashboard</text:p>
          </table:table-cell>
          <table:table-cell table:style-name="ce57" office:value-type="string">
            <text:p>View Content of Gadget</text:p>
          </table:table-cell>
          <table:table-cell/>
          <table:table-cell table:formula="of:=SUMPRODUCT(([SniffTest.B$7:SniffTest.B$929]=[.$A33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CHA_31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View Chat application screen</text:p>
          </table:table-cell>
          <table:table-cell/>
          <table:table-cell table:formula="of:=SUMPRODUCT(([SniffTest.B$7:SniffTest.B$929]=[.$A34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16">
          <table:table-cell office:value-type="string">
            <text:p>SNF_IPA_CHA_32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Close Chat application screen</text:p>
          </table:table-cell>
          <table:table-cell/>
          <table:table-cell table:formula="of:=SUMPRODUCT(([SniffTest.B$7:SniffTest.B$929]=[.$A35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A_CHA_33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View Chat window</text:p>
          </table:table-cell>
          <table:table-cell/>
          <table:table-cell table:formula="of:=SUMPRODUCT(([SniffTest.B$7:SniffTest.B$929]=[.$A36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A_CHA_34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Close Chat window</text:p>
          </table:table-cell>
          <table:table-cell/>
          <table:table-cell table:formula="of:=SUMPRODUCT(([SniffTest.B$7:SniffTest.B$929]=[.$A37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A_CHA_35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Typing message</text:p>
          </table:table-cell>
          <table:table-cell/>
          <table:table-cell table:formula="of:=SUMPRODUCT(([SniffTest.B$7:SniffTest.B$929]=[.$A38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A_CHA_36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Send message</text:p>
          </table:table-cell>
          <table:table-cell/>
          <table:table-cell table:formula="of:=SUMPRODUCT(([SniffTest.B$7:SniffTest.B$929]=[.$A39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A_CHA_37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Clear message</text:p>
          </table:table-cell>
          <table:table-cell/>
          <table:table-cell table:formula="of:=SUMPRODUCT(([SniffTest.B$7:SniffTest.B$929]=[.$A40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A_CHA_38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Back to user chat previous</text:p>
          </table:table-cell>
          <table:table-cell/>
          <table:table-cell table:formula="of:=SUMPRODUCT(([SniffTest.B$7:SniffTest.B$929]=[.$A41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9">
          <table:table-cell office:value-type="string">
            <text:p>SNF_IPA_CHA_39</text:p>
          </table:table-cell>
          <table:table-cell office:value-type="string">
            <text:p>Ipad</text:p>
          </table:table-cell>
          <table:table-cell office:value-type="string">
            <text:p>Chat</text:p>
          </table:table-cell>
          <table:table-cell office:value-type="string">
            <text:p>Notify message</text:p>
          </table:table-cell>
          <table:table-cell/>
          <table:table-cell table:formula="of:=SUMPRODUCT(([SniffTest.B$7:SniffTest.B$929]=[.$A42])*([SniffTest.A$7:SniffTest.A$929]&lt;&gt;&quot;&quot;))" office:value-type="float" office:value="1">
            <text:p>1</text:p>
          </table:table-cell>
          <table:table-cell table:number-columns-repeated="243"/>
        </table:table-row>
        <table:table-row table:style-name="ro57">
          <table:table-cell office:value-type="string">
            <text:p>SNF_IPA_DOC_40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table:style-name="ce60" office:value-type="string">
            <text:p>View Documents application</text:p>
          </table:table-cell>
          <table:table-cell/>
          <table:table-cell table:formula="of:=SUMPRODUCT(([SniffTest.B$7:SniffTest.B$929]=[.$A43])*([SniffTest.A$7:SniffTest.A$929]&lt;&gt;&quot;&quot;))" office:value-type="float" office:value="0">
            <text:p>0</text:p>
          </table:table-cell>
          <table:table-cell table:style-name="Default" table:number-columns-repeated="243"/>
        </table:table-row>
        <table:table-row table:style-name="ro57">
          <table:table-cell office:value-type="string">
            <text:p>SNF_IPA_DOC_41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table:style-name="ce60" office:value-type="string">
            <text:p>Close Documents application</text:p>
          </table:table-cell>
          <table:table-cell/>
          <table:table-cell table:formula="of:=SUMPRODUCT(([SniffTest.B$7:SniffTest.B$929]=[.$A44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DOC_42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office:value-type="string">
            <text:p>View Folder</text:p>
          </table:table-cell>
          <table:table-cell/>
          <table:table-cell table:formula="of:=SUMPRODUCT(([SniffTest.B$7:SniffTest.B$929]=[.$A45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DOC_43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table:style-name="ce60" office:value-type="string">
            <text:p>Back Folder List </text:p>
          </table:table-cell>
          <table:table-cell/>
          <table:table-cell table:formula="of:=SUMPRODUCT(([SniffTest.B$7:SniffTest.B$929]=[.$A46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DOC_44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table:style-name="ce57" office:value-type="string">
            <text:p>View a File</text:p>
          </table:table-cell>
          <table:table-cell/>
          <table:table-cell table:formula="of:=SUMPRODUCT(([SniffTest.B$7:SniffTest.B$929]=[.$A47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7">
          <table:table-cell office:value-type="string">
            <text:p>SNF_IPA_DOC_45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table:style-name="ce60" office:value-type="string">
            <text:p>View menu action of File/Folder</text:p>
          </table:table-cell>
          <table:table-cell/>
          <table:table-cell table:formula="of:=SUMPRODUCT(([SniffTest.B$7:SniffTest.B$929]=[.$A48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57">
          <table:table-cell office:value-type="string">
            <text:p>SNF_IPA_DOC_46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table:style-name="ce60" office:value-type="string">
            <text:p>Close menu action of File/Folder</text:p>
          </table:table-cell>
          <table:table-cell/>
          <table:table-cell table:formula="of:=SUMPRODUCT(([SniffTest.B$7:SniffTest.B$929]=[.$A49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DOC_47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table:style-name="ce61" office:value-type="string">
            <text:p>Delete a File/Folder</text:p>
          </table:table-cell>
          <table:table-cell/>
          <table:table-cell table:formula="of:=SUMPRODUCT(([SniffTest.B$7:SniffTest.B$929]=[.$A50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DOC_48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table:style-name="ce62" office:value-type="string">
            <text:p>Copy/Paste a File/Folder</text:p>
          </table:table-cell>
          <table:table-cell/>
          <table:table-cell table:formula="of:=SUMPRODUCT(([SniffTest.B$7:SniffTest.B$929]=[.$A51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DOC_49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table:style-name="ce62" office:value-type="string">
            <text:p>Cut/Paste a File/Folder</text:p>
          </table:table-cell>
          <table:table-cell/>
          <table:table-cell table:formula="of:=SUMPRODUCT(([SniffTest.B$7:SniffTest.B$929]=[.$A52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DOC_50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office:value-type="string">
            <text:p>Create new Folder</text:p>
          </table:table-cell>
          <table:table-cell/>
          <table:table-cell table:formula="of:=SUMPRODUCT(([SniffTest.B$7:SniffTest.B$929]=[.$A53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8">
          <table:table-cell office:value-type="string">
            <text:p>SNF_IPA_DOC_51</text:p>
          </table:table-cell>
          <table:table-cell office:value-type="string">
            <text:p>Ipad</text:p>
          </table:table-cell>
          <table:table-cell table:style-name="ce156" office:value-type="string">
            <text:p>Documents</text:p>
          </table:table-cell>
          <table:table-cell office:value-type="string">
            <text:p>Rename Folder</text:p>
          </table:table-cell>
          <table:table-cell/>
          <table:table-cell table:formula="of:=SUMPRODUCT(([SniffTest.B$7:SniffTest.B$929]=[.$A54])*([SniffTest.A$7:SniffTest.A$929]&lt;&gt;&quot;&quot;))" office:value-type="float" office:value="1">
            <text:p>1</text:p>
          </table:table-cell>
          <table:table-cell table:style-name="Default" table:number-columns-repeated="243"/>
        </table:table-row>
        <table:table-row table:style-name="ro10">
          <table:table-cell table:style-name="ce154" office:value-type="string" table:number-columns-spanned="5" table:number-rows-spanned="1">
            <text:p>TOTAL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59" table:formula="of:=SUM([.F4:.F54])" office:value-type="float" office:value="50">
            <text:p>50</text:p>
          </table:table-cell>
          <table:table-cell table:style-name="Default" table:number-columns-repeated="243"/>
        </table:table-row>
      </table:table>
      <table:named-expressions>
        <table:named-range table:name="creat_new_account" table:base-cell-address="$SniffTest.$E$13" table:cell-range-address="$SniffTest.$E$7"/>
        <table:named-expression table:name="Add_gadget_into_container" table:base-cell-address="$Cover.$E$64" table:expression="$#REF!.$E$#REF!"/>
        <table:named-expression table:name="import_application" table:base-cell-address="$Cover.$E$105" table:expression="$#REF!.$E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2" svg:font-family="Arial" style:font-family-generic="swiss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currency-style style:name="N23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1P0"/>
    </number:currency-style>
    <number:number-style style:name="N232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05/17/2011</text:date>, <text:time>16:2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inh Nguyen</meta:initial-creator>
    <meta:creation-date>2009-02-26T17:47:58</meta:creation-date>
    <dc:date>2011-05-17T16:27:39</dc:date>
    <meta:editing-cycles>819</meta:editing-cycles>
    <meta:editing-duration>PT288H03M03S</meta:editing-duration>
    <dc:creator>exoplatform </dc:creator>
    <meta:document-statistic meta:table-count="4" meta:cell-count="954" meta:object-count="5"/>
    <meta:user-defined meta:name="Info 1"/>
    <meta:user-defined meta:name="Info 2"/>
    <meta:user-defined meta:name="Info 3"/>
    <meta:user-defined meta:name="Info 4"/>
  </office:meta>
</office:document-meta>
</file>